
<file path=META-INF/manifest.xml><?xml version="1.0" encoding="utf-8"?>
<manifest:manifest xmlns:office="urn:oasis:names:tc:opendocument:xmlns:office:1.0" xmlns:chart="urn:oasis:names:tc:opendocument:xmlns:chart:1.0" xmlns:text="urn:oasis:names:tc:opendocument:xmlns:text:1.0" xmlns:draw="urn:oasis:names:tc:opendocument:xmlns:drawing:1.0" xmlns:manifest="urn:oasis:names:tc:opendocument:xmlns:manifest:1.0" xmlns:table="urn:oasis:names:tc:opendocument:xmlns:table:1.0" xmlns:meta="urn:oasis:names:tc:opendocument:xmlns:meta:1.0" xmlns:style="urn:oasis:names:tc:opendocument:xmlns:style:1.0" xmlns:presentation="urn:oasis:names:tc:opendocument:xmlns:presentation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manifest="urn:oasis:names:tc:opendocument:xmlns:manifest:1.0" xmlns:office="urn:oasis:names:tc:opendocument:xmlns:office:1.0" xmlns:table="urn:oasis:names:tc:opendocument:xmlns:table:1.0" xmlns:text="urn:oasis:names:tc:opendocument:xmlns:text:1.0" xmlns:meta="urn:oasis:names:tc:opendocument:xmlns:meta:1.0" office:version="1.2">
  <office:automatic-styles/>
  <office:body>
    <office:spreadsheet>
      <table:table table:name="codes">
        <table:table-row>
          <table:table-cell office:value-type="string">
            <text:p>diagnosistext</text:p>
          </table:table-cell>
          <table:table-cell office:value-type="string">
            <text:p>icdmorphologycode</text:p>
          </table:table-cell>
          <table:table-cell office:value-type="string">
            <text:p>icdmorphology</text:p>
          </table:table-cell>
          <table:table-cell office:value-type="string">
            <text:p>icdtopographycode</text:p>
          </table:table-cell>
          <table:table-cell office:value-type="string">
            <text:p>icdtopography</text:p>
          </table:table-cell>
          <table:table-cell office:value-type="string">
            <text:p>seer</text:p>
          </table:table-cell>
          <table:table-cell office:value-type="string">
            <text:p>ncit:term</text:p>
          </table:table-cell>
          <table:table-cell office:value-type="string">
            <text:p>ncit:code</text:p>
          </table:table-cell>
        </table:table-row>
        <table:table-row>
          <table:table-cell office:value-type="string">
            <text:p>Bronchial adenoma</text:p>
          </table:table-cell>
          <table:table-cell office:value-type="string">
            <text:p>8260/0</text:p>
          </table:table-cell>
          <table:table-cell office:value-type="string">
            <text:p>Papillary adenoma, nos</text:p>
          </table:table-cell>
          <table:table-cell office:value-type="string">
            <text:p>C34</text:p>
          </table:table-cell>
          <table:table-cell office:value-type="string">
            <text:p>Bronchus and lung</text:p>
          </table:table-cell>
          <table:table-cell office:value-type="string">
            <text:p>22030</text:p>
          </table:table-cell>
          <table:table-cell office:value-type="string">
            <text:p>Lung Papillary Adenoma</text:p>
          </table:table-cell>
          <table:table-cell office:value-type="string">
            <text:p>C3494</text:p>
          </table:table-cell>
        </table:table-row>
        <table:table-row>
          <table:table-cell office:value-type="string">
            <text:p>Epithelioid sarcoma</text:p>
          </table:table-cell>
          <table:table-cell office:value-type="string">
            <text:p>8804/3</text:p>
          </table:table-cell>
          <table:table-cell office:value-type="string">
            <text:p>Epithelioid sarcoma</text:p>
          </table:table-cell>
          <table:table-cell office:value-type="string">
            <text:p>C49</text:p>
          </table:table-cell>
          <table:table-cell office:value-type="string">
            <text:p>Connective, subcutaneous and other soft tissues</text:p>
          </table:table-cell>
          <table:table-cell office:value-type="string">
            <text:p>24000</text:p>
          </table:table-cell>
          <table:table-cell office:value-type="string">
            <text:p>Epithelioid Sarcoma</text:p>
          </table:table-cell>
          <table:table-cell office:value-type="string">
            <text:p>C3714</text:p>
          </table:table-cell>
        </table:table-row>
        <table:table-row>
          <table:table-cell office:value-type="string">
            <text:p>Perivascular epithelioid cell tumor</text:p>
          </table:table-cell>
          <table:table-cell office:value-type="string">
            <text:p>8860/0</text:p>
          </table:table-cell>
          <table:table-cell office:value-type="string">
            <text:p>Angiomyolipoma</text:p>
          </table:table-cell>
          <table:table-cell office:value-type="string">
            <text:p>C49</text:p>
          </table:table-cell>
          <table:table-cell office:value-type="string">
            <text:p>Connective, subcutaneous and other soft tissues</text:p>
          </table:table-cell>
          <table:table-cell office:value-type="string">
            <text:p>24000</text:p>
          </table:table-cell>
          <table:table-cell office:value-type="string">
            <text:p>PEComa</text:p>
          </table:table-cell>
          <table:table-cell office:value-type="string">
            <text:p>C38150</text:p>
          </table:table-cell>
        </table:table-row>
        <table:table-row>
          <table:table-cell office:value-type="string">
            <text:p>Fibrofolliculoma</text:p>
          </table:table-cell>
          <table:table-cell office:value-type="string">
            <text:p>8391/0</text:p>
          </table:table-cell>
          <table:table-cell office:value-type="string">
            <text:p>Follicular fibroma</text:p>
          </table:table-cell>
          <table:table-cell office:value-type="string">
            <text:p>C44</text:p>
          </table:table-cell>
          <table:table-cell office:value-type="string">
            <text:p>Skin</text:p>
          </table:table-cell>
          <table:table-cell office:value-type="string">
            <text:p>25020</text:p>
          </table:table-cell>
          <table:table-cell office:value-type="string">
            <text:p>Fibrofolliculoma</text:p>
          </table:table-cell>
          <table:table-cell office:value-type="string">
            <text:p>C43331</text:p>
          </table:table-cell>
        </table:table-row>
        <table:table-row>
          <table:table-cell office:value-type="string">
            <text:p>Plasmablastic lymphoma</text:p>
          </table:table-cell>
          <table:table-cell office:value-type="string">
            <text:p>9735/3</text:p>
          </table:table-cell>
          <table:table-cell office:value-type="string">
            <text:p>Plasmablastic lymphoma</text:p>
          </table:table-cell>
          <table:table-cell office:value-type="string">
            <text:p>C42</text:p>
          </table:table-cell>
          <table:table-cell office:value-type="string">
            <text:p>Hematopoietic and reticuloendothelial systems</text:p>
          </table:table-cell>
          <table:table-cell office:value-type="string">
            <text:p>33041</text:p>
          </table:table-cell>
          <table:table-cell office:value-type="string">
            <text:p>Plasmablastic Lymphoma</text:p>
          </table:table-cell>
          <table:table-cell office:value-type="string">
            <text:p>C7224</text:p>
          </table:table-cell>
        </table:table-row>
        <table:table-row>
          <table:table-cell office:value-type="string">
            <text:p>Subcutaneous panniculitis-like t-cell lymphoma</text:p>
          </table:table-cell>
          <table:table-cell office:value-type="string">
            <text:p>9708/3</text:p>
          </table:table-cell>
          <table:table-cell office:value-type="string">
            <text:p>Subcutaneous panniculitis-like t-cell lymphoma</text:p>
          </table:table-cell>
          <table:table-cell office:value-type="string">
            <text:p>C42</text:p>
          </table:table-cell>
          <table:table-cell office:value-type="string">
            <text:p>Hematopoietic and reticuloendothelial systems</text:p>
          </table:table-cell>
          <table:table-cell office:value-type="string">
            <text:p>33042</text:p>
          </table:table-cell>
          <table:table-cell office:value-type="string">
            <text:p>Subcutaneous Panniculitis-Like T-Cell Lymphoma</text:p>
          </table:table-cell>
          <table:table-cell office:value-type="string">
            <text:p>C6918</text:p>
          </table:table-cell>
        </table:table-row>
        <table:table-row>
          <table:table-cell office:value-type="string">
            <text:p>Pituitary adenoma</text:p>
          </table:table-cell>
          <table:table-cell office:value-type="string">
            <text:p>8272/0</text:p>
          </table:table-cell>
          <table:table-cell office:value-type="string">
            <text:p>Pituitary adenoma, nos</text:p>
          </table:table-cell>
          <table:table-cell office:value-type="string">
            <text:p>C75.1</text:p>
          </table:table-cell>
          <table:table-cell office:value-type="string">
            <text:p>Pituitary gland</text:p>
          </table:table-cell>
          <table:table-cell office:value-type="string">
            <text:p>20060</text:p>
          </table:table-cell>
          <table:table-cell office:value-type="string">
            <text:p>Pituitary Gland Adenoma</text:p>
          </table:table-cell>
          <table:table-cell office:value-type="string">
            <text:p>C3329</text:p>
          </table:table-cell>
        </table:table-row>
        <table:table-row>
          <table:table-cell office:value-type="string">
            <text:p>Atypical lobular hyperplasia</text:p>
          </table:table-cell>
          <table:table-cell office:value-type="string">
            <text:p>8520/0</text:p>
          </table:table-cell>
          <table:table-cell office:value-type="string">
            <text:p>Lobular carcinoma, nos</text:p>
          </table:table-cell>
          <table:table-cell office:value-type="string">
            <text:p>C50</text:p>
          </table:table-cell>
          <table:table-cell office:value-type="string">
            <text:p>Breast</text:p>
          </table:table-cell>
          <table:table-cell office:value-type="string">
            <text:p>26000</text:p>
          </table:table-cell>
          <table:table-cell office:value-type="string">
            <text:p>Atypical Lobular Breast Hyperplasia</text:p>
          </table:table-cell>
          <table:table-cell office:value-type="string">
            <text:p>C4730</text:p>
          </table:table-cell>
        </table:table-row>
        <table:table-row>
          <table:table-cell office:value-type="string">
            <text:p>Hodgkin lymphoma, nodular sclerosis </text:p>
          </table:table-cell>
          <table:table-cell office:value-type="string">
            <text:p>9663/3</text:p>
          </table:table-cell>
          <table:table-cell office:value-type="string">
            <text:p>Hodgkin lymphoma, nodular sclerosis, nos</text:p>
          </table:table-cell>
          <table:table-cell office:value-type="string">
            <text:p>C42</text:p>
          </table:table-cell>
          <table:table-cell office:value-type="string">
            <text:p>Hematopoietic and reticuloendothelial systems</text:p>
          </table:table-cell>
          <table:table-cell office:value-type="string">
            <text:p>33011</text:p>
          </table:table-cell>
          <table:table-cell office:value-type="string">
            <text:p>Nodular Sclerosis Classical Hodgkin Lymphoma</text:p>
          </table:table-cell>
          <table:table-cell office:value-type="string">
            <text:p>C3518</text:p>
          </table:table-cell>
        </table:table-row>
        <table:table-row>
          <table:table-cell office:value-type="string">
            <text:p>Papillary glioneuronal tumor</text:p>
          </table:table-cell>
          <table:table-cell office:value-type="string">
            <text:p>9509/1</text:p>
          </table:table-cell>
          <table:table-cell office:value-type="string">
            <text:p>Papillary glioneuronal tumor</text:p>
          </table:table-cell>
          <table:table-cell office:value-type="string">
            <text:p>C72</text:p>
          </table:table-cell>
          <table:table-cell office:value-type="string">
            <text:p>Spinal cord, cranial nerves, and other parts of central nervous system</text:p>
          </table:table-cell>
          <table:table-cell office:value-type="string">
            <text:p>31040</text:p>
          </table:table-cell>
          <table:table-cell office:value-type="string">
            <text:p>Papillary Glioneuronal Tumor</text:p>
          </table:table-cell>
          <table:table-cell office:value-type="string">
            <text:p>C92554</text:p>
          </table:table-cell>
        </table:table-row>
        <table:table-row>
          <table:table-cell office:value-type="string">
            <text:p>Primary cutaneous extranodal nk/t-cell lymphoma</text:p>
          </table:table-cell>
          <table:table-cell office:value-type="string">
            <text:p>9719/3</text:p>
          </table:table-cell>
          <table:table-cell office:value-type="string">
            <text:p>Nk/t-cell lymphoma, nasal and nasal-type</text:p>
          </table:table-cell>
          <table:table-cell office:value-type="string">
            <text:p>C44</text:p>
          </table:table-cell>
          <table:table-cell office:value-type="string">
            <text:p>Skin</text:p>
          </table:table-cell>
          <table:table-cell office:value-type="string">
            <text:p>25020</text:p>
          </table:table-cell>
          <table:table-cell office:value-type="string">
            <text:p>Cutaneous Nasal Type Extranodal NK/T-Cell Lymphoma</text:p>
          </table:table-cell>
          <table:table-cell office:value-type="string">
            <text:p>C45268</text:p>
          </table:table-cell>
        </table:table-row>
        <table:table-row>
          <table:table-cell office:value-type="string">
            <text:p>Papillary serous cancer [uterine]</text:p>
          </table:table-cell>
          <table:table-cell office:value-type="string">
            <text:p>8460/3</text:p>
          </table:table-cell>
          <table:table-cell office:value-type="string">
            <text:p>Serous cystadenocarcinoma, nos</text:p>
          </table:table-cell>
          <table:table-cell office:value-type="string">
            <text:p>C54</text:p>
          </table:table-cell>
          <table:table-cell office:value-type="string">
            <text:p>Corpus uteri</text:p>
          </table:table-cell>
          <table:table-cell office:value-type="string">
            <text:p>27020</text:p>
          </table:table-cell>
          <table:table-cell office:value-type="string">
            <text:p>Endometrial Serous Adenocarcinoma</text:p>
          </table:table-cell>
          <table:table-cell office:value-type="string">
            <text:p>C27838</text:p>
          </table:table-cell>
        </table:table-row>
        <table:table-row>
          <table:table-cell office:value-type="string">
            <text:p>Thymoma [metaplastic, mediastinum]</text:p>
          </table:table-cell>
          <table:table-cell office:value-type="string">
            <text:p>8580/3</text:p>
          </table:table-cell>
          <table:table-cell office:value-type="string">
            <text:p>Thymoma, malignant, nos</text:p>
          </table:table-cell>
          <table:table-cell office:value-type="string">
            <text:p>C37</text:p>
          </table:table-cell>
          <table:table-cell office:value-type="string">
            <text:p>Thymus</text:p>
          </table:table-cell>
          <table:table-cell office:value-type="string">
            <text:p>32020</text:p>
          </table:table-cell>
          <table:table-cell office:value-type="string">
            <text:p>Metaplastic Thymoma</text:p>
          </table:table-cell>
          <table:table-cell office:value-type="string">
            <text:p>C45707</text:p>
          </table:table-cell>
        </table:table-row>
        <table:table-row>
          <table:table-cell office:value-type="string">
            <text:p>Prostatic intraepithelial neoplasia</text:p>
          </table:table-cell>
          <table:table-cell office:value-type="string">
            <text:p>8148/2</text:p>
          </table:table-cell>
          <table:table-cell office:value-type="string">
            <text:p>Glandular intraepithelial neoplasia, high grade</text:p>
          </table:table-cell>
          <table:table-cell office:value-type="string">
            <text:p>C61.9</text:p>
          </table:table-cell>
          <table:table-cell office:value-type="string">
            <text:p>Prostate gland</text:p>
          </table:table-cell>
          <table:table-cell office:value-type="string">
            <text:p>28010</text:p>
          </table:table-cell>
          <table:table-cell office:value-type="string">
            <text:p>Prostatic Intraepithelial Neoplasia</text:p>
          </table:table-cell>
          <table:table-cell office:value-type="string">
            <text:p>C4064</text:p>
          </table:table-cell>
        </table:table-row>
        <table:table-row>
          <table:table-cell office:value-type="string">
            <text:p>Mixed sclc/lcnec</text:p>
          </table:table-cell>
          <table:table-cell office:value-type="string">
            <text:p>8045/3</text:p>
          </table:table-cell>
          <table:table-cell office:value-type="string">
            <text:p>Combined small cell carcinoma</text:p>
          </table:table-cell>
          <table:table-cell office:value-type="string">
            <text:p>C34</text:p>
          </table:table-cell>
          <table:table-cell office:value-type="string">
            <text:p>Bronchus and lung</text:p>
          </table:table-cell>
          <table:table-cell office:value-type="string">
            <text:p>22030</text:p>
          </table:table-cell>
          <table:table-cell office:value-type="string">
            <text:p>Combined Small Cell Lung Carcinoma</text:p>
          </table:table-cell>
          <table:table-cell office:value-type="string">
            <text:p>C9137</text:p>
          </table:table-cell>
        </table:table-row>
        <table:table-row>
          <table:table-cell office:value-type="string">
            <text:p>Solitary fibrous tumor [orbit]</text:p>
          </table:table-cell>
          <table:table-cell office:value-type="string">
            <text:p>8815/0</text:p>
          </table:table-cell>
          <table:table-cell office:value-type="string">
            <text:p>Solitary fibrous tumor</text:p>
          </table:table-cell>
          <table:table-cell office:value-type="string">
            <text:p>C49</text:p>
          </table:table-cell>
          <table:table-cell office:value-type="string">
            <text:p>Connective, subcutaneous and other soft tissues</text:p>
          </table:table-cell>
          <table:table-cell office:value-type="string">
            <text:p>24000</text:p>
          </table:table-cell>
          <table:table-cell office:value-type="string">
            <text:p>Solitary Fibrous Tumor</text:p>
          </table:table-cell>
          <table:table-cell office:value-type="string">
            <text:p>C7634</text:p>
          </table:table-cell>
        </table:table-row>
        <table:table-row>
          <table:table-cell office:value-type="string">
            <text:p>Sertoli cell carcinoma</text:p>
          </table:table-cell>
          <table:table-cell office:value-type="string">
            <text:p>8640/3</text:p>
          </table:table-cell>
          <table:table-cell office:value-type="string">
            <text:p>Sertoli cell carcinoma</text:p>
          </table:table-cell>
          <table:table-cell office:value-type="string">
            <text:p>C62</text:p>
          </table:table-cell>
          <table:table-cell office:value-type="string">
            <text:p>Testis</text:p>
          </table:table-cell>
          <table:table-cell office:value-type="string">
            <text:p>28020</text:p>
          </table:table-cell>
          <table:table-cell office:value-type="string">
            <text:p>Sertoli Cell Tumor</text:p>
          </table:table-cell>
          <table:table-cell office:value-type="string">
            <text:p>C39976</text:p>
          </table:table-cell>
        </table:table-row>
        <table:table-row>
          <table:table-cell office:value-type="string">
            <text:p>Hairy cell leukemia</text:p>
          </table:table-cell>
          <table:table-cell office:value-type="string">
            <text:p>9940/3</text:p>
          </table:table-cell>
          <table:table-cell office:value-type="string">
            <text:p>Hairy cell leukemia</text:p>
          </table:table-cell>
          <table:table-cell office:value-type="string">
            <text:p>C42.1</text:p>
          </table:table-cell>
          <table:table-cell office:value-type="string">
            <text:p>Bone marrow</text:p>
          </table:table-cell>
          <table:table-cell office:value-type="string">
            <text:p>37000</text:p>
          </table:table-cell>
          <table:table-cell office:value-type="string">
            <text:p>Hairy Cell Leukemia</text:p>
          </table:table-cell>
          <table:table-cell office:value-type="string">
            <text:p>C7402</text:p>
          </table:table-cell>
        </table:table-row>
        <table:table-row>
          <table:table-cell office:value-type="string">
            <text:p>Multiple endocrine neoplasia [type 1, stomach]</text:p>
          </table:table-cell>
          <table:table-cell office:value-type="string">
            <text:p>8360/1</text:p>
          </table:table-cell>
          <table:table-cell office:value-type="string">
            <text:p>Multiple endocrine adenomas</text:p>
          </table:table-cell>
          <table:table-cell office:value-type="string">
            <text:p>C16</text:p>
          </table:table-cell>
          <table:table-cell office:value-type="string">
            <text:p>Stomach</text:p>
          </table:table-cell>
          <table:table-cell office:value-type="string">
            <text:p>21020</text:p>
          </table:table-cell>
          <table:table-cell office:value-type="string">
            <text:p>Multiple Endocrine Neoplasia Type 1</text:p>
          </table:table-cell>
          <table:table-cell office:value-type="string">
            <text:p>C3225</text:p>
          </table:table-cell>
        </table:table-row>
        <table:table-row>
          <table:table-cell office:value-type="string">
            <text:p>Epithelioid hemangioendothelioma [penis parauerthral]</text:p>
          </table:table-cell>
          <table:table-cell office:value-type="string">
            <text:p>9133/1</text:p>
          </table:table-cell>
          <table:table-cell office:value-type="string">
            <text:p>Epithelioid hemangioendothelioma, nos</text:p>
          </table:table-cell>
          <table:table-cell office:value-type="string">
            <text:p>C60</text:p>
          </table:table-cell>
          <table:table-cell office:value-type="string">
            <text:p>Penis</text:p>
          </table:table-cell>
          <table:table-cell office:value-type="string">
            <text:p>28030</text:p>
          </table:table-cell>
          <table:table-cell office:value-type="string">
            <text:p>Epithelioid Hemangioendothelioma</text:p>
          </table:table-cell>
          <table:table-cell office:value-type="string">
            <text:p>C3800</text:p>
          </table:table-cell>
        </table:table-row>
        <table:table-row>
          <table:table-cell office:value-type="string">
            <text:p>Hepatoblastoma</text:p>
          </table:table-cell>
          <table:table-cell office:value-type="string">
            <text:p>8970/3</text:p>
          </table:table-cell>
          <table:table-cell office:value-type="string">
            <text:p>Hepatoblastoma</text:p>
          </table:table-cell>
          <table:table-cell office:value-type="string">
            <text:p>C22.0</text:p>
          </table:table-cell>
          <table:table-cell office:value-type="string">
            <text:p>Liver</text:p>
          </table:table-cell>
          <table:table-cell office:value-type="string">
            <text:p>21071</text:p>
          </table:table-cell>
          <table:table-cell office:value-type="string">
            <text:p>Hepatoblastoma</text:p>
          </table:table-cell>
          <table:table-cell office:value-type="string">
            <text:p>C3728</text:p>
          </table:table-cell>
        </table:table-row>
        <table:table-row>
          <table:table-cell office:value-type="string">
            <text:p>Salivary duct carcinoma</text:p>
          </table:table-cell>
          <table:table-cell office:value-type="string">
            <text:p>8500/3</text:p>
          </table:table-cell>
          <table:table-cell office:value-type="string">
            <text:p>Infiltrating duct carcinoma, nos</text:p>
          </table:table-cell>
          <table:table-cell office:value-type="string">
            <text:p>C07</text:p>
          </table:table-cell>
          <table:table-cell office:value-type="string">
            <text:p>Salivary glands</text:p>
          </table:table-cell>
          <table:table-cell office:value-type="string">
            <text:p>20030</text:p>
          </table:table-cell>
          <table:table-cell office:value-type="string">
            <text:p>Salivary Duct Carcinoma</text:p>
          </table:table-cell>
          <table:table-cell office:value-type="string">
            <text:p>C5904</text:p>
          </table:table-cell>
        </table:table-row>
        <table:table-row>
          <table:table-cell office:value-type="string">
            <text:p>Epithelioid hemangioendothelioma [liver]</text:p>
          </table:table-cell>
          <table:table-cell office:value-type="string">
            <text:p>9133/1</text:p>
          </table:table-cell>
          <table:table-cell office:value-type="string">
            <text:p>Epithelioid hemangioendothelioma, nos</text:p>
          </table:table-cell>
          <table:table-cell office:value-type="string">
            <text:p>C22.0</text:p>
          </table:table-cell>
          <table:table-cell office:value-type="string">
            <text:p>Liver</text:p>
          </table:table-cell>
          <table:table-cell office:value-type="string">
            <text:p>21071</text:p>
          </table:table-cell>
          <table:table-cell office:value-type="string">
            <text:p>Liver Epithelioid Hemangioendothelioma</text:p>
          </table:table-cell>
          <table:table-cell office:value-type="string">
            <text:p>C96846</text:p>
          </table:table-cell>
        </table:table-row>
        <table:table-row>
          <table:table-cell office:value-type="string">
            <text:p>Ex-pleomorphic adenoma</text:p>
          </table:table-cell>
          <table:table-cell office:value-type="string">
            <text:p>8940/0</text:p>
          </table:table-cell>
          <table:table-cell office:value-type="string">
            <text:p>Pleomorphic adenoma, nos</text:p>
          </table:table-cell>
          <table:table-cell office:value-type="string">
            <text:p>C07.9</text:p>
          </table:table-cell>
          <table:table-cell office:value-type="string">
            <text:p>Parotid Gland</text:p>
          </table:table-cell>
          <table:table-cell office:value-type="string">
            <text:p>20030</text:p>
          </table:table-cell>
          <table:table-cell office:value-type="string">
            <text:p>Pleomorphic Adenoma</text:p>
          </table:table-cell>
          <table:table-cell office:value-type="string">
            <text:p>C8602</text:p>
          </table:table-cell>
        </table:table-row>
        <table:table-row>
          <table:table-cell office:value-type="string">
            <text:p>Kaposi sarcoma [tonsil]</text:p>
          </table:table-cell>
          <table:table-cell office:value-type="string">
            <text:p>9140/3</text:p>
          </table:table-cell>
          <table:table-cell office:value-type="string">
            <text:p>Kaposi sarcoma</text:p>
          </table:table-cell>
          <table:table-cell office:value-type="string">
            <text:p>C09</text:p>
          </table:table-cell>
          <table:table-cell office:value-type="string">
            <text:p>Tonsil</text:p>
          </table:table-cell>
          <table:table-cell office:value-type="string">
            <text:p>36020</text:p>
          </table:table-cell>
          <table:table-cell office:value-type="string">
            <text:p>Kaposi Sarcoma</text:p>
          </table:table-cell>
          <table:table-cell office:value-type="string">
            <text:p>C9087</text:p>
          </table:table-cell>
        </table:table-row>
        <table:table-row>
          <table:table-cell office:value-type="string">
            <text:p>Congenital melanocytic naevus [congenital malignant melanoma]</text:p>
          </table:table-cell>
          <table:table-cell office:value-type="string">
            <text:p>8761/3</text:p>
          </table:table-cell>
          <table:table-cell office:value-type="string">
            <text:p>Malignant melanoma in giant pigmented nevus</text:p>
          </table:table-cell>
          <table:table-cell office:value-type="string">
            <text:p>C44</text:p>
          </table:table-cell>
          <table:table-cell office:value-type="string">
            <text:p>Skin</text:p>
          </table:table-cell>
          <table:table-cell office:value-type="string">
            <text:p>25010</text:p>
          </table:table-cell>
          <table:table-cell office:value-type="string">
            <text:p>Congenital Melanocytic Nevus</text:p>
          </table:table-cell>
          <table:table-cell office:value-type="string">
            <text:p>C3944</text:p>
          </table:table-cell>
        </table:table-row>
        <table:table-row>
          <table:table-cell office:value-type="string">
            <text:p>Fibroadenoma</text:p>
          </table:table-cell>
          <table:table-cell office:value-type="string">
            <text:p>9010/0</text:p>
          </table:table-cell>
          <table:table-cell office:value-type="string">
            <text:p>Fibroadenoma, nos</text:p>
          </table:table-cell>
          <table:table-cell office:value-type="string">
            <text:p>C50</text:p>
          </table:table-cell>
          <table:table-cell office:value-type="string">
            <text:p>Breast</text:p>
          </table:table-cell>
          <table:table-cell office:value-type="string">
            <text:p>26000</text:p>
          </table:table-cell>
          <table:table-cell office:value-type="string">
            <text:p>Breast Fibroadenoma</text:p>
          </table:table-cell>
          <table:table-cell office:value-type="string">
            <text:p>C3744</text:p>
          </table:table-cell>
        </table:table-row>
        <table:table-row>
          <table:table-cell office:value-type="string">
            <text:p>Melanocytic neoplasm [childhood]</text:p>
          </table:table-cell>
          <table:table-cell office:value-type="string">
            <text:p>8770/0</text:p>
          </table:table-cell>
          <table:table-cell office:value-type="string">
            <text:p>Epithelioid and spindle cell nevus</text:p>
          </table:table-cell>
          <table:table-cell office:value-type="string">
            <text:p>C44</text:p>
          </table:table-cell>
          <table:table-cell office:value-type="string">
            <text:p>Skin</text:p>
          </table:table-cell>
          <table:table-cell office:value-type="string">
            <text:p>25010</text:p>
          </table:table-cell>
          <table:table-cell office:value-type="string">
            <text:p>Melanocytic Neoplasm</text:p>
          </table:table-cell>
          <table:table-cell office:value-type="string">
            <text:p>C7058</text:p>
          </table:table-cell>
        </table:table-row>
        <table:table-row>
          <table:table-cell office:value-type="string">
            <text:p>Lobular breast carcinoma</text:p>
          </table:table-cell>
          <table:table-cell office:value-type="string">
            <text:p>8520/3</text:p>
          </table:table-cell>
          <table:table-cell office:value-type="string">
            <text:p>Lobular carcinoma, nos</text:p>
          </table:table-cell>
          <table:table-cell office:value-type="string">
            <text:p>C50</text:p>
          </table:table-cell>
          <table:table-cell office:value-type="string">
            <text:p>Breast</text:p>
          </table:table-cell>
          <table:table-cell office:value-type="string">
            <text:p>26000</text:p>
          </table:table-cell>
          <table:table-cell office:value-type="string">
            <text:p>Lobular Breast Carcinoma</text:p>
          </table:table-cell>
          <table:table-cell office:value-type="string">
            <text:p>C3771</text:p>
          </table:table-cell>
        </table:table-row>
        <table:table-row>
          <table:table-cell office:value-type="string">
            <text:p>Nodular lymphocyte predominant hodgkin lymphoma</text:p>
          </table:table-cell>
          <table:table-cell office:value-type="string">
            <text:p>9659/3</text:p>
          </table:table-cell>
          <table:table-cell office:value-type="string">
            <text:p>Hodgkin lymphoma, nodular lymphocyte predominance</text:p>
          </table:table-cell>
          <table:table-cell office:value-type="string">
            <text:p>C42</text:p>
          </table:table-cell>
          <table:table-cell office:value-type="string">
            <text:p>Hematopoietic and reticuloendothelial systems</text:p>
          </table:table-cell>
          <table:table-cell office:value-type="string">
            <text:p>33011</text:p>
          </table:table-cell>
          <table:table-cell office:value-type="string">
            <text:p>Nodular Lymphocyte Predominant Hodgkin Lymphoma</text:p>
          </table:table-cell>
          <table:table-cell office:value-type="string">
            <text:p>C7258</text:p>
          </table:table-cell>
        </table:table-row>
        <table:table-row>
          <table:table-cell office:value-type="string">
            <text:p>Teratocarcinoma</text:p>
          </table:table-cell>
          <table:table-cell office:value-type="string">
            <text:p>9081/3</text:p>
          </table:table-cell>
          <table:table-cell office:value-type="string">
            <text:p>Teratocarcinoma</text:p>
          </table:table-cell>
          <table:table-cell office:value-type="string">
            <text:p>C61.9</text:p>
          </table:table-cell>
          <table:table-cell office:value-type="string">
            <text:p>Prostate gland</text:p>
          </table:table-cell>
          <table:table-cell office:value-type="string">
            <text:p>28010</text:p>
          </table:table-cell>
          <table:table-cell office:value-type="string">
            <text:p>Mixed Embryonal Carcinoma and Teratoma</text:p>
          </table:table-cell>
          <table:table-cell office:value-type="string">
            <text:p>C3756</text:p>
          </table:table-cell>
        </table:table-row>
        <table:table-row>
          <table:table-cell office:value-type="string">
            <text:p>Myelodysplastic/myeloproliferative neoplasm</text:p>
          </table:table-cell>
          <table:table-cell office:value-type="string">
            <text:p>9975/3</text:p>
          </table:table-cell>
          <table:table-cell office:value-type="string">
            <text:p>Myloproliferative neoplasm, unclassifiable</text:p>
          </table:table-cell>
          <table:table-cell office:value-type="string">
            <text:p>C42.1</text:p>
          </table:table-cell>
          <table:table-cell office:value-type="string">
            <text:p>Bone marrow</text:p>
          </table:table-cell>
          <table:table-cell office:value-type="string">
            <text:p>37000</text:p>
          </table:table-cell>
          <table:table-cell office:value-type="string">
            <text:p> Myelodysplastic/Myeloproliferative Neoplasm</text:p>
          </table:table-cell>
          <table:table-cell office:value-type="string">
            <text:p>C27262</text:p>
          </table:table-cell>
        </table:table-row>
        <table:table-row>
          <table:table-cell office:value-type="string">
            <text:p>Desmoplastic small round cell tumor</text:p>
          </table:table-cell>
          <table:table-cell office:value-type="string">
            <text:p>8806/3</text:p>
          </table:table-cell>
          <table:table-cell office:value-type="string">
            <text:p>Desmoplastic small round cell tumor</text:p>
          </table:table-cell>
          <table:table-cell office:value-type="string">
            <text:p>C44</text:p>
          </table:table-cell>
          <table:table-cell office:value-type="string">
            <text:p>Skin</text:p>
          </table:table-cell>
          <table:table-cell office:value-type="string">
            <text:p>25020</text:p>
          </table:table-cell>
          <table:table-cell office:value-type="string">
            <text:p>Blastic Plasmacytoid Dendritic Cell Neoplasm</text:p>
          </table:table-cell>
          <table:table-cell office:value-type="string">
            <text:p>C7203</text:p>
          </table:table-cell>
        </table:table-row>
        <table:table-row>
          <table:table-cell office:value-type="string">
            <text:p>Ampullary cancer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241</text:p>
          </table:table-cell>
          <table:table-cell office:value-type="string">
            <text:p>Ampulla of vater</text:p>
          </table:table-cell>
          <table:table-cell office:value-type="string">
            <text:p>21090</text:p>
          </table:table-cell>
          <table:table-cell office:value-type="string">
            <text:p>Ampulla of Vater Adenocarcinoma</text:p>
          </table:table-cell>
          <table:table-cell office:value-type="string">
            <text:p>C6650</text:p>
          </table:table-cell>
        </table:table-row>
        <table:table-row>
          <table:table-cell office:value-type="string">
            <text:p>Large cell neuroendocrine carcinoma</text:p>
          </table:table-cell>
          <table:table-cell office:value-type="string">
            <text:p>8013/3</text:p>
          </table:table-cell>
          <table:table-cell office:value-type="string">
            <text:p>Large cell neuroendocrine carcinoma</text:p>
          </table:table-cell>
          <table:table-cell office:value-type="string">
            <text:p>C34</text:p>
          </table:table-cell>
          <table:table-cell office:value-type="string">
            <text:p>Lung</text:p>
          </table:table-cell>
          <table:table-cell office:value-type="string">
            <text:p>22030</text:p>
          </table:table-cell>
          <table:table-cell office:value-type="string">
            <text:p>Large Cell Lung Neuroendocrine Carcinoma</text:p>
          </table:table-cell>
          <table:table-cell office:value-type="string">
            <text:p>C5672</text:p>
          </table:table-cell>
        </table:table-row>
        <table:table-row>
          <table:table-cell office:value-type="string">
            <text:p>Atypical lipomatous tumor/well-differentiated liposarcoma</text:p>
          </table:table-cell>
          <table:table-cell office:value-type="string">
            <text:p>8850/1</text:p>
          </table:table-cell>
          <table:table-cell office:value-type="string">
            <text:p>Atypical lipoma</text:p>
          </table:table-cell>
          <table:table-cell office:value-type="string">
            <text:p>C49</text:p>
          </table:table-cell>
          <table:table-cell office:value-type="string">
            <text:p>Connective, subcutaneous and other soft tissues</text:p>
          </table:table-cell>
          <table:table-cell office:value-type="string">
            <text:p>24000</text:p>
          </table:table-cell>
          <table:table-cell office:value-type="string">
            <text:p>Atypical Lipomatous Tumor</text:p>
          </table:table-cell>
          <table:table-cell office:value-type="string">
            <text:p>C6505</text:p>
          </table:table-cell>
        </table:table-row>
        <table:table-row>
          <table:table-cell office:value-type="string">
            <text:p>Uterine smooth muscle tumors with uncertain malignant potential</text:p>
          </table:table-cell>
          <table:table-cell office:value-type="string">
            <text:p>8897/1</text:p>
          </table:table-cell>
          <table:table-cell office:value-type="string">
            <text:p>Smooth muscle tumor of uncertain malignant potential</text:p>
          </table:table-cell>
          <table:table-cell office:value-type="string">
            <text:p>C54</text:p>
          </table:table-cell>
          <table:table-cell office:value-type="string">
            <text:p>Corpus uteri</text:p>
          </table:table-cell>
          <table:table-cell office:value-type="string">
            <text:p>27020</text:p>
          </table:table-cell>
          <table:table-cell office:value-type="string">
            <text:p>Uterine Corpus Smooth Muscle Tumor of Uncertain Malignant Potential</text:p>
          </table:table-cell>
          <table:table-cell office:value-type="string">
            <text:p>C40177</text:p>
          </table:table-cell>
        </table:table-row>
        <table:table-row>
          <table:table-cell office:value-type="string">
            <text:p>Small cell carcinoma of the urinary bladder</text:p>
          </table:table-cell>
          <table:table-cell office:value-type="string">
            <text:p>8041/3</text:p>
          </table:table-cell>
          <table:table-cell office:value-type="string">
            <text:p>Small cell neuroendocrine carcinoma</text:p>
          </table:table-cell>
          <table:table-cell office:value-type="string">
            <text:p>C67</text:p>
          </table:table-cell>
          <table:table-cell office:value-type="string">
            <text:p>Bladder</text:p>
          </table:table-cell>
          <table:table-cell office:value-type="string">
            <text:p>29010</text:p>
          </table:table-cell>
          <table:table-cell office:value-type="string">
            <text:p>Bladder Small Cell Neuroendocrine Carcinoma</text:p>
          </table:table-cell>
          <table:table-cell office:value-type="string">
            <text:p>C9461</text:p>
          </table:table-cell>
        </table:table-row>
        <table:table-row>
          <table:table-cell office:value-type="string">
            <text:p>Granulosa cell tumor [ovary]</text:p>
          </table:table-cell>
          <table:table-cell office:value-type="string">
            <text:p>8620/3</text:p>
          </table:table-cell>
          <table:table-cell office:value-type="string">
            <text:p>Granulosa cell tumor, malignant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27040</text:p>
          </table:table-cell>
          <table:table-cell office:value-type="string">
            <text:p>Ovarian Granulosa Cell Tumor</text:p>
          </table:table-cell>
          <table:table-cell office:value-type="string">
            <text:p>C6261</text:p>
          </table:table-cell>
        </table:table-row>
        <table:table-row>
          <table:table-cell office:value-type="string">
            <text:p>Neuroendocrine tumor [small intestine]</text:p>
          </table:table-cell>
          <table:table-cell office:value-type="string">
            <text:p>8249/3</text:p>
          </table:table-cell>
          <table:table-cell office:value-type="string">
            <text:p>Atypical carcinoid tumor</text:p>
          </table:table-cell>
          <table:table-cell office:value-type="string">
            <text:p>C16</text:p>
          </table:table-cell>
          <table:table-cell office:value-type="string">
            <text:p>Stomach</text:p>
          </table:table-cell>
          <table:table-cell office:value-type="string">
            <text:p>21020</text:p>
          </table:table-cell>
          <table:table-cell office:value-type="string">
            <text:p>Small Intestinal Neuroendocrine Tumor</text:p>
          </table:table-cell>
          <table:table-cell office:value-type="string">
            <text:p>C96061</text:p>
          </table:table-cell>
        </table:table-row>
        <table:table-row>
          <table:table-cell office:value-type="string">
            <text:p>Chondromyxoid fibroma</text:p>
          </table:table-cell>
          <table:table-cell office:value-type="string">
            <text:p>9241/0</text:p>
          </table:table-cell>
          <table:table-cell office:value-type="string">
            <text:p>Chondromyxoid fibroma</text:p>
          </table:table-cell>
          <table:table-cell office:value-type="string">
            <text:p>C40</text:p>
          </table:table-cell>
          <table:table-cell office:value-type="string">
            <text:p>Bone</text:p>
          </table:table-cell>
          <table:table-cell office:value-type="string">
            <text:p>23000</text:p>
          </table:table-cell>
          <table:table-cell office:value-type="string">
            <text:p>Chondromyxoid Fibroma</text:p>
          </table:table-cell>
          <table:table-cell office:value-type="string">
            <text:p>C3830</text:p>
          </table:table-cell>
        </table:table-row>
        <table:table-row>
          <table:table-cell office:value-type="string">
            <text:p>Hidradenocarcinoma [sweat gland]</text:p>
          </table:table-cell>
          <table:table-cell office:value-type="string">
            <text:p>8402/3</text:p>
          </table:table-cell>
          <table:table-cell office:value-type="string">
            <text:p>Nodular hidradenoma</text:p>
          </table:table-cell>
          <table:table-cell office:value-type="string">
            <text:p>C44</text:p>
          </table:table-cell>
          <table:table-cell office:value-type="string">
            <text:p>Skin</text:p>
          </table:table-cell>
          <table:table-cell office:value-type="string">
            <text:p>25020</text:p>
          </table:table-cell>
          <table:table-cell office:value-type="string">
            <text:p>Hidradenocarcinoma</text:p>
          </table:table-cell>
          <table:table-cell office:value-type="string">
            <text:p>C54664</text:p>
          </table:table-cell>
        </table:table-row>
        <table:table-row>
          <table:table-cell office:value-type="string">
            <text:p>Multiple endocrine neoplasia [type 1, lymph node metastasis]</text:p>
          </table:table-cell>
          <table:table-cell office:value-type="string">
            <text:p>8360/1</text:p>
          </table:table-cell>
          <table:table-cell office:value-type="string">
            <text:p>Multiple endocrine adenomas</text:p>
          </table:table-cell>
          <table:table-cell office:value-type="string">
            <text:p>C77</text:p>
          </table:table-cell>
          <table:table-cell office:value-type="string">
            <text:p>Lymph nodes</text:p>
          </table:table-cell>
          <table:table-cell office:value-type="string">
            <text:p>37000</text:p>
          </table:table-cell>
          <table:table-cell office:value-type="string">
            <text:p>Multiple Endocrine Neoplasia Type 1</text:p>
          </table:table-cell>
          <table:table-cell office:value-type="string">
            <text:p>C3225</text:p>
          </table:table-cell>
        </table:table-row>
        <table:table-row>
          <table:table-cell office:value-type="string">
            <text:p>Cutaneous t-cell lymphoma [associated lung cancer]</text:p>
          </table:table-cell>
          <table:table-cell office:value-type="string">
            <text:p>9709/3</text:p>
          </table:table-cell>
          <table:table-cell office:value-type="string">
            <text:p>Cutaneous t-cell lymphoma, nos</text:p>
          </table:table-cell>
          <table:table-cell office:value-type="string">
            <text:p>C44</text:p>
          </table:table-cell>
          <table:table-cell office:value-type="string">
            <text:p>Skin</text:p>
          </table:table-cell>
          <table:table-cell office:value-type="string">
            <text:p>25010</text:p>
          </table:table-cell>
          <table:table-cell office:value-type="string">
            <text:p>Primary Cutaneous T-Cell Non-Hodgkin Lymphoma</text:p>
          </table:table-cell>
          <table:table-cell office:value-type="string">
            <text:p>C3467</text:p>
          </table:table-cell>
        </table:table-row>
        <table:table-row>
          <table:table-cell office:value-type="string">
            <text:p>Malignant fibrous histiocytoma</text:p>
          </table:table-cell>
          <table:table-cell office:value-type="string">
            <text:p>8830/3</text:p>
          </table:table-cell>
          <table:table-cell office:value-type="string">
            <text:p>Malignant fibrous histiocytoma</text:p>
          </table:table-cell>
          <table:table-cell office:value-type="string">
            <text:p>C49</text:p>
          </table:table-cell>
          <table:table-cell office:value-type="string">
            <text:p>Connective, subcutaneous and other soft tissues</text:p>
          </table:table-cell>
          <table:table-cell office:value-type="string">
            <text:p>24000</text:p>
          </table:table-cell>
          <table:table-cell office:value-type="string">
            <text:p>Undifferentiated Pleomorphic Sarcoma</text:p>
          </table:table-cell>
          <table:table-cell office:value-type="string">
            <text:p>C4247</text:p>
          </table:table-cell>
        </table:table-row>
        <table:table-row>
          <table:table-cell office:value-type="string">
            <text:p>Dermatofibroma</text:p>
          </table:table-cell>
          <table:table-cell office:value-type="string">
            <text:p>8832/0</text:p>
          </table:table-cell>
          <table:table-cell office:value-type="string">
            <text:p>Dermatofibroma, nos</text:p>
          </table:table-cell>
          <table:table-cell office:value-type="string">
            <text:p>C44</text:p>
          </table:table-cell>
          <table:table-cell office:value-type="string">
            <text:p>Skin</text:p>
          </table:table-cell>
          <table:table-cell office:value-type="string">
            <text:p>25020</text:p>
          </table:table-cell>
          <table:table-cell office:value-type="string">
            <text:p>Cutaneous Fibrous Histiocytoma</text:p>
          </table:table-cell>
          <table:table-cell office:value-type="string">
            <text:p>C6801</text:p>
          </table:table-cell>
        </table:table-row>
        <table:table-row>
          <table:table-cell office:value-type="string">
            <text:p>Multiple endocrine neoplasia [type 1, liver]</text:p>
          </table:table-cell>
          <table:table-cell office:value-type="string">
            <text:p>8360/1</text:p>
          </table:table-cell>
          <table:table-cell office:value-type="string">
            <text:p>Multiple endocrine adenomas</text:p>
          </table:table-cell>
          <table:table-cell office:value-type="string">
            <text:p>C22.0</text:p>
          </table:table-cell>
          <table:table-cell office:value-type="string">
            <text:p>Liver</text:p>
          </table:table-cell>
          <table:table-cell office:value-type="string">
            <text:p>21071</text:p>
          </table:table-cell>
          <table:table-cell office:value-type="string">
            <text:p>Multiple Endocrine Neoplasia Type 1</text:p>
          </table:table-cell>
          <table:table-cell office:value-type="string">
            <text:p>C3225</text:p>
          </table:table-cell>
        </table:table-row>
        <table:table-row>
          <table:table-cell office:value-type="string">
            <text:p>Thymic carcinoma</text:p>
          </table:table-cell>
          <table:table-cell office:value-type="string">
            <text:p>8586/3</text:p>
          </table:table-cell>
          <table:table-cell office:value-type="string">
            <text:p>Thymic carcinoma, nos</text:p>
          </table:table-cell>
          <table:table-cell office:value-type="string">
            <text:p>C37</text:p>
          </table:table-cell>
          <table:table-cell office:value-type="string">
            <text:p>Thymus</text:p>
          </table:table-cell>
          <table:table-cell office:value-type="string">
            <text:p>32020</text:p>
          </table:table-cell>
          <table:table-cell office:value-type="string">
            <text:p>Thymic Carcinoma</text:p>
          </table:table-cell>
          <table:table-cell office:value-type="string">
            <text:p>C7569</text:p>
          </table:table-cell>
        </table:table-row>
        <table:table-row>
          <table:table-cell office:value-type="string">
            <text:p>Childhood t acute lymphoblastic leukemia [cell line p12-ichikawa]</text:p>
          </table:table-cell>
          <table:table-cell office:value-type="string">
            <text:p>9837/3</text:p>
          </table:table-cell>
          <table:table-cell office:value-type="string">
            <text:p>T lymphoblastic leukemia/lymphoma</text:p>
          </table:table-cell>
          <table:table-cell office:value-type="string">
            <text:p>C42</text:p>
          </table:table-cell>
          <table:table-cell office:value-type="string">
            <text:p>Hematopoietic and reticuloendothelial systems</text:p>
          </table:table-cell>
          <table:table-cell office:value-type="string">
            <text:p>35011</text:p>
          </table:table-cell>
          <table:table-cell office:value-type="string">
            <text:p>Childhood T Acute Lymphoblastic Leukemia</text:p>
          </table:table-cell>
          <table:table-cell office:value-type="string">
            <text:p>C7953</text:p>
          </table:table-cell>
        </table:table-row>
        <table:table-row>
          <table:table-cell office:value-type="string">
            <text:p>Mucinous carcinoma [breast]</text:p>
          </table:table-cell>
          <table:table-cell office:value-type="string">
            <text:p>8480/3</text:p>
          </table:table-cell>
          <table:table-cell office:value-type="string">
            <text:p>Mucinous adenocarcinoma</text:p>
          </table:table-cell>
          <table:table-cell office:value-type="string">
            <text:p>C50</text:p>
          </table:table-cell>
          <table:table-cell office:value-type="string">
            <text:p>Breast</text:p>
          </table:table-cell>
          <table:table-cell office:value-type="string">
            <text:p>26000</text:p>
          </table:table-cell>
          <table:table-cell office:value-type="string">
            <text:p>Mucinous Breast Carcinoma</text:p>
          </table:table-cell>
          <table:table-cell office:value-type="string">
            <text:p>C9131</text:p>
          </table:table-cell>
        </table:table-row>
        <table:table-row>
          <table:table-cell office:value-type="string">
            <text:p>Gliomatosis cerebri</text:p>
          </table:table-cell>
          <table:table-cell office:value-type="string">
            <text:p>9381/3</text:p>
          </table:table-cell>
          <table:table-cell office:value-type="string">
            <text:p>Gliomatosis cerebri</text:p>
          </table:table-cell>
          <table:table-cell office:value-type="string">
            <text:p>C71</text:p>
          </table:table-cell>
          <table:table-cell office:value-type="string">
            <text:p>Brain</text:p>
          </table:table-cell>
          <table:table-cell office:value-type="string">
            <text:p>31010</text:p>
          </table:table-cell>
          <table:table-cell office:value-type="string">
            <text:p>Gliomatosis Cerebri</text:p>
          </table:table-cell>
          <table:table-cell office:value-type="string">
            <text:p>C4318</text:p>
          </table:table-cell>
        </table:table-row>
        <table:table-row>
          <table:table-cell office:value-type="string">
            <text:p>Multiple endocrine neoplasia [type 1, adrenal]</text:p>
          </table:table-cell>
          <table:table-cell office:value-type="string">
            <text:p>8360/1</text:p>
          </table:table-cell>
          <table:table-cell office:value-type="string">
            <text:p>Multiple endocrine adenomas</text:p>
          </table:table-cell>
          <table:table-cell office:value-type="string">
            <text:p>C74</text:p>
          </table:table-cell>
          <table:table-cell office:value-type="string">
            <text:p>Adrenal gland</text:p>
          </table:table-cell>
          <table:table-cell office:value-type="string">
            <text:p>32020</text:p>
          </table:table-cell>
          <table:table-cell office:value-type="string">
            <text:p>Multiple Endocrine Neoplasia Type 1</text:p>
          </table:table-cell>
          <table:table-cell office:value-type="string">
            <text:p>C3225</text:p>
          </table:table-cell>
        </table:table-row>
        <table:table-row>
          <table:table-cell office:value-type="string">
            <text:p>Krukenberg tumor [cell line ks-1]</text:p>
          </table:table-cell>
          <table:table-cell office:value-type="string">
            <text:p>8490/3 </text:p>
          </table:table-cell>
          <table:table-cell office:value-type="string">
            <text:p>Signet ring cell carcinoma</text:p>
          </table:table-cell>
          <table:table-cell office:value-type="string">
            <text:p>C26.9 </text:p>
          </table:table-cell>
          <table:table-cell office:value-type="string">
            <text:p>Gastrointestinal tract, nos </text:p>
          </table:table-cell>
          <table:table-cell office:value-type="string">
            <text:p>21130</text:p>
          </table:table-cell>
          <table:table-cell office:value-type="string">
            <text:p>Krukenberg Tumor</text:p>
          </table:table-cell>
          <table:table-cell office:value-type="string">
            <text:p>C3153</text:p>
          </table:table-cell>
        </table:table-row>
        <table:table-row>
          <table:table-cell office:value-type="string">
            <text:p>myeloid sarcoma</text:p>
          </table:table-cell>
          <table:table-cell office:value-type="string">
            <text:p>9930/3</text:p>
          </table:table-cell>
          <table:table-cell office:value-type="string">
            <text:p>Myeloid sarcoma</text:p>
          </table:table-cell>
          <table:table-cell office:value-type="string">
            <text:p>C42</text:p>
          </table:table-cell>
          <table:table-cell office:value-type="string">
            <text:p>Hematopoietic and reticuloendothelial systems</text:p>
          </table:table-cell>
          <table:table-cell office:value-type="string">
            <text:p>35023</text:p>
          </table:table-cell>
          <table:table-cell office:value-type="string">
            <text:p>Myeloid Sarcoma</text:p>
          </table:table-cell>
          <table:table-cell office:value-type="string">
            <text:p>C3520</text:p>
          </table:table-cell>
        </table:table-row>
        <table:table-row>
          <table:table-cell office:value-type="string">
            <text:p>B acute lymphoblastic leukemia with t(1:19)(q23:p13.3) e2a-pbx1 (tcf3-pbx1) [cell line 697]</text:p>
          </table:table-cell>
          <table:table-cell office:value-type="string">
            <text:p>9818/3 </text:p>
          </table:table-cell>
          <table:table-cell office:value-type="string">
            <text:p>B lymphoblastic leukemia/lymphoma with t(1:19)(q23:p13.3): e2a-pbx1 (tcf3-pbx1)</text:p>
          </table:table-cell>
          <table:table-cell office:value-type="string">
            <text:p>C42</text:p>
          </table:table-cell>
          <table:table-cell office:value-type="string">
            <text:p>Hematopoietic and reticuloendothelial systems</text:p>
          </table:table-cell>
          <table:table-cell office:value-type="string">
            <text:p>35011</text:p>
          </table:table-cell>
          <table:table-cell office:value-type="string">
            <text:p>Childhood B Acute Lymphoblastic Leukemia with t(9:22)(q34.1:q11.2): BCR-ABL1</text:p>
          </table:table-cell>
          <table:table-cell office:value-type="string">
            <text:p>C68659</text:p>
          </table:table-cell>
        </table:table-row>
        <table:table-row>
          <table:table-cell office:value-type="string">
            <text:p>Uterine adenomyosis</text:p>
          </table:table-cell>
          <table:table-cell office:value-type="string">
            <text:p>8932/0</text:p>
          </table:table-cell>
          <table:table-cell office:value-type="string">
            <text:p>Adenomyoma</text:p>
          </table:table-cell>
          <table:table-cell office:value-type="string">
            <text:p>C54</text:p>
          </table:table-cell>
          <table:table-cell office:value-type="string">
            <text:p>Corpus uteri</text:p>
          </table:table-cell>
          <table:table-cell office:value-type="string">
            <text:p>27020</text:p>
          </table:table-cell>
          <table:table-cell office:value-type="string">
            <text:p>Uterine Corpus Adenomyosis</text:p>
          </table:table-cell>
          <table:table-cell office:value-type="string">
            <text:p>C6996</text:p>
          </table:table-cell>
        </table:table-row>
        <table:table-row>
          <table:table-cell office:value-type="string">
            <text:p>Undifferentiated gallbladder carcinoma [cell line tgbc1tkb]</text:p>
          </table:table-cell>
          <table:table-cell office:value-type="string">
            <text:p>8020/3</text:p>
          </table:table-cell>
          <table:table-cell office:value-type="string">
            <text:p>Carcinoma, undifferentiated, nos</text:p>
          </table:table-cell>
          <table:table-cell office:value-type="string">
            <text:p>C23</text:p>
          </table:table-cell>
          <table:table-cell office:value-type="string">
            <text:p>Gallbladder</text:p>
          </table:table-cell>
          <table:table-cell office:value-type="string">
            <text:p>21080</text:p>
          </table:table-cell>
          <table:table-cell office:value-type="string">
            <text:p>Undifferentiated Gallbladder Carcinoma</text:p>
          </table:table-cell>
          <table:table-cell office:value-type="string">
            <text:p>C9167</text:p>
          </table:table-cell>
        </table:table-row>
        <table:table-row>
          <table:table-cell office:value-type="string">
            <text:p>Craniopharyngioma</text:p>
          </table:table-cell>
          <table:table-cell office:value-type="string">
            <text:p>9350/1</text:p>
          </table:table-cell>
          <table:table-cell office:value-type="string">
            <text:p>Craniopharyngioma</text:p>
          </table:table-cell>
          <table:table-cell office:value-type="string">
            <text:p>C71</text:p>
          </table:table-cell>
          <table:table-cell office:value-type="string">
            <text:p>Brain</text:p>
          </table:table-cell>
          <table:table-cell office:value-type="string">
            <text:p>31010</text:p>
          </table:table-cell>
          <table:table-cell office:value-type="string">
            <text:p>Craniopharyngioma</text:p>
          </table:table-cell>
          <table:table-cell office:value-type="string">
            <text:p>C2964</text:p>
          </table:table-cell>
        </table:table-row>
        <table:table-row>
          <table:table-cell office:value-type="string">
            <text:p>Small cell neuroendocrine carcinoma [gastric, cell line ecc10]</text:p>
          </table:table-cell>
          <table:table-cell office:value-type="string">
            <text:p>8041/3</text:p>
          </table:table-cell>
          <table:table-cell office:value-type="string">
            <text:p>Small cell carcinoma, nos</text:p>
          </table:table-cell>
          <table:table-cell office:value-type="string">
            <text:p>C16</text:p>
          </table:table-cell>
          <table:table-cell office:value-type="string">
            <text:p>Stomach</text:p>
          </table:table-cell>
          <table:table-cell office:value-type="string">
            <text:p>21020</text:p>
          </table:table-cell>
          <table:table-cell office:value-type="string">
            <text:p>Gastric Small Cell Neuroendocrine Carcinoma</text:p>
          </table:table-cell>
          <table:table-cell office:value-type="string">
            <text:p>C6764</text:p>
          </table:table-cell>
        </table:table-row>
        <table:table-row>
          <table:table-cell office:value-type="string">
            <text:p>Hepatocellular carcinoma, fibrolamellar</text:p>
          </table:table-cell>
          <table:table-cell office:value-type="string">
            <text:p>8171/3</text:p>
          </table:table-cell>
          <table:table-cell office:value-type="string">
            <text:p>Hepatocellular carcinoma, fibrolamellar</text:p>
          </table:table-cell>
          <table:table-cell office:value-type="string">
            <text:p>C22.0</text:p>
          </table:table-cell>
          <table:table-cell office:value-type="string">
            <text:p>Liver</text:p>
          </table:table-cell>
          <table:table-cell office:value-type="string">
            <text:p>21071</text:p>
          </table:table-cell>
          <table:table-cell office:value-type="string">
            <text:p>Fibrolamellar Carcinoma</text:p>
          </table:table-cell>
          <table:table-cell office:value-type="string">
            <text:p>C4131</text:p>
          </table:table-cell>
        </table:table-row>
        <table:table-row>
          <table:table-cell office:value-type="string">
            <text:p>Cutaneous t-cell lymphoma</text:p>
          </table:table-cell>
          <table:table-cell office:value-type="string">
            <text:p>9709/3</text:p>
          </table:table-cell>
          <table:table-cell office:value-type="string">
            <text:p>Cutaneous t-cell lymphoma, nos</text:p>
          </table:table-cell>
          <table:table-cell office:value-type="string">
            <text:p>C42</text:p>
          </table:table-cell>
          <table:table-cell office:value-type="string">
            <text:p>Hematopoietic and reticuloendothelial systems</text:p>
          </table:table-cell>
          <table:table-cell office:value-type="string">
            <text:p>33042</text:p>
          </table:table-cell>
          <table:table-cell office:value-type="string">
            <text:p>Primary Cutaneous T-Cell Non-Hodgkin Lymphoma</text:p>
          </table:table-cell>
          <table:table-cell office:value-type="string">
            <text:p>C3467</text:p>
          </table:table-cell>
        </table:table-row>
        <table:table-row>
          <table:table-cell office:value-type="string">
            <text:p>Pleomorphic adenoma [lacrimal gland]</text:p>
          </table:table-cell>
          <table:table-cell office:value-type="string">
            <text:p>8940/0</text:p>
          </table:table-cell>
          <table:table-cell office:value-type="string">
            <text:p>Pleomorphic adenoma</text:p>
          </table:table-cell>
          <table:table-cell office:value-type="string">
            <text:p>C69.5</text:p>
          </table:table-cell>
          <table:table-cell office:value-type="string">
            <text:p>Lacrimal gland</text:p>
          </table:table-cell>
          <table:table-cell office:value-type="string">
            <text:p>30000</text:p>
          </table:table-cell>
          <table:table-cell office:value-type="string">
            <text:p>Lacrimal Gland Pleomorphic Adenoma</text:p>
          </table:table-cell>
          <table:table-cell office:value-type="string">
            <text:p>C4542</text:p>
          </table:table-cell>
        </table:table-row>
        <table:table-row>
          <table:table-cell office:value-type="string">
            <text:p>Collecting duct carcinoma </text:p>
          </table:table-cell>
          <table:table-cell office:value-type="string">
            <text:p>8319/3</text:p>
          </table:table-cell>
          <table:table-cell office:value-type="string">
            <text:p>Collecting duct carcinoma</text:p>
          </table:table-cell>
          <table:table-cell office:value-type="string">
            <text:p>C64.9</text:p>
          </table:table-cell>
          <table:table-cell office:value-type="string">
            <text:p>Kidney, nos</text:p>
          </table:table-cell>
          <table:table-cell office:value-type="string">
            <text:p>29020</text:p>
          </table:table-cell>
          <table:table-cell office:value-type="string">
            <text:p>Carcinoma of the Collecting Ducts of Bellini</text:p>
          </table:table-cell>
          <table:table-cell office:value-type="string">
            <text:p>C6194</text:p>
          </table:table-cell>
        </table:table-row>
        <table:table-row>
          <table:table-cell office:value-type="string">
            <text:p>Tenosynovial giant cell tumor</text:p>
          </table:table-cell>
          <table:table-cell office:value-type="string">
            <text:p>9252/0</text:p>
          </table:table-cell>
          <table:table-cell office:value-type="string">
            <text:p>Tenosynovial giant cell tumor</text:p>
          </table:table-cell>
          <table:table-cell office:value-type="string">
            <text:p>C49</text:p>
          </table:table-cell>
          <table:table-cell office:value-type="string">
            <text:p>Connective, subcutaneous and other soft tissues</text:p>
          </table:table-cell>
          <table:table-cell office:value-type="string">
            <text:p>24000</text:p>
          </table:table-cell>
          <table:table-cell office:value-type="string">
            <text:p>Tenosynovial Giant Cell Tumor</text:p>
          </table:table-cell>
          <table:table-cell office:value-type="string">
            <text:p>C3402</text:p>
          </table:table-cell>
        </table:table-row>
        <table:table-row>
          <table:table-cell office:value-type="string">
            <text:p>Adult acute myeloid leukemia [cell line skm-1]</text:p>
          </table:table-cell>
          <table:table-cell office:value-type="string">
            <text:p>9861/3</text:p>
          </table:table-cell>
          <table:table-cell office:value-type="string">
            <text:p>Acute myeloid leukemia, nos</text:p>
          </table:table-cell>
          <table:table-cell office:value-type="string">
            <text:p>C42</text:p>
          </table:table-cell>
          <table:table-cell office:value-type="string">
            <text:p>Hematopoietic and reticuloendothelial systems</text:p>
          </table:table-cell>
          <table:table-cell office:value-type="string">
            <text:p>35021</text:p>
          </table:table-cell>
          <table:table-cell office:value-type="string">
            <text:p>Adult Acute Myeloid Leukemia</text:p>
          </table:table-cell>
          <table:table-cell office:value-type="string">
            <text:p>C9154</text:p>
          </table:table-cell>
        </table:table-row>
        <table:table-row>
          <table:table-cell office:value-type="string">
            <text:p>Prolactinoma</text:p>
          </table:table-cell>
          <table:table-cell office:value-type="string">
            <text:p>8271/0</text:p>
          </table:table-cell>
          <table:table-cell office:value-type="string">
            <text:p>Prolactinoma</text:p>
          </table:table-cell>
          <table:table-cell office:value-type="string">
            <text:p>C75.1</text:p>
          </table:table-cell>
          <table:table-cell office:value-type="string">
            <text:p>Pituitary gland</text:p>
          </table:table-cell>
          <table:table-cell office:value-type="string">
            <text:p>32020</text:p>
          </table:table-cell>
          <table:table-cell office:value-type="string">
            <text:p>Prolactin-Producing Pituitary Gland Adenoma</text:p>
          </table:table-cell>
          <table:table-cell office:value-type="string">
            <text:p>C3342</text:p>
          </table:table-cell>
        </table:table-row>
        <table:table-row>
          <table:table-cell office:value-type="string">
            <text:p>Undifferentiated sarcoma</text:p>
          </table:table-cell>
          <table:table-cell office:value-type="string">
            <text:p>8805/3</text:p>
          </table:table-cell>
          <table:table-cell office:value-type="string">
            <text:p>Undifferentiated sarcoma</text:p>
          </table:table-cell>
          <table:table-cell office:value-type="string">
            <text:p>C49</text:p>
          </table:table-cell>
          <table:table-cell office:value-type="string">
            <text:p>Connective, subcutaneous and other soft tissues</text:p>
          </table:table-cell>
          <table:table-cell office:value-type="string">
            <text:p>24000</text:p>
          </table:table-cell>
          <table:table-cell office:value-type="string">
            <text:p>Undifferentiated (Embryonal) Sarcoma</text:p>
          </table:table-cell>
          <table:table-cell office:value-type="string">
            <text:p>C27096</text:p>
          </table:table-cell>
        </table:table-row>
        <table:table-row>
          <table:table-cell office:value-type="string">
            <text:p>Pancreatic endocrine tumor</text:p>
          </table:table-cell>
          <table:table-cell office:value-type="string">
            <text:p>8150/1</text:p>
          </table:table-cell>
          <table:table-cell office:value-type="string">
            <text:p>Pancreatic endocrine tumor, nos</text:p>
          </table:table-cell>
          <table:table-cell office:value-type="string">
            <text:p>C25</text:p>
          </table:table-cell>
          <table:table-cell office:value-type="string">
            <text:p>Pancreas</text:p>
          </table:table-cell>
          <table:table-cell office:value-type="string">
            <text:p>21100</text:p>
          </table:table-cell>
          <table:table-cell office:value-type="string">
            <text:p>Pancreatic Neuroendocrine Carcinoma</text:p>
          </table:table-cell>
          <table:table-cell office:value-type="string">
            <text:p>C3770</text:p>
          </table:table-cell>
        </table:table-row>
        <table:table-row>
          <table:table-cell office:value-type="string">
            <text:p>Tubular adenocarcinoma [gastric, cell line mkn7]</text:p>
          </table:table-cell>
          <table:table-cell office:value-type="string">
            <text:p>8211/3</text:p>
          </table:table-cell>
          <table:table-cell office:value-type="string">
            <text:p>Tubular adenocarcinoma</text:p>
          </table:table-cell>
          <table:table-cell office:value-type="string">
            <text:p>C16</text:p>
          </table:table-cell>
          <table:table-cell office:value-type="string">
            <text:p>Stomach</text:p>
          </table:table-cell>
          <table:table-cell office:value-type="string">
            <text:p>21020</text:p>
          </table:table-cell>
          <table:table-cell office:value-type="string">
            <text:p>Gastric Tubular Adenocarcinoma</text:p>
          </table:table-cell>
          <table:table-cell office:value-type="string">
            <text:p>C5473</text:p>
          </table:table-cell>
        </table:table-row>
        <table:table-row>
          <table:table-cell office:value-type="string">
            <text:p>Multiple endocrine neoplasia [type 1, ovary]</text:p>
          </table:table-cell>
          <table:table-cell office:value-type="string">
            <text:p>8360/1</text:p>
          </table:table-cell>
          <table:table-cell office:value-type="string">
            <text:p>Multiple endocrine adenoma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27040</text:p>
          </table:table-cell>
          <table:table-cell office:value-type="string">
            <text:p>Multiple Endocrine Neoplasia Type 1</text:p>
          </table:table-cell>
          <table:table-cell office:value-type="string">
            <text:p>C3225</text:p>
          </table:table-cell>
        </table:table-row>
        <table:table-row>
          <table:table-cell office:value-type="string">
            <text:p>Juvenile nasopharyngeal angiofibroma</text:p>
          </table:table-cell>
          <table:table-cell office:value-type="string">
            <text:p>9160/0</text:p>
          </table:table-cell>
          <table:table-cell office:value-type="string">
            <text:p>Angiofibroma, nos</text:p>
          </table:table-cell>
          <table:table-cell office:value-type="string">
            <text:p>C11</text:p>
          </table:table-cell>
          <table:table-cell office:value-type="string">
            <text:p>Nasopharynx</text:p>
          </table:table-cell>
          <table:table-cell office:value-type="string">
            <text:p>20060</text:p>
          </table:table-cell>
          <table:table-cell office:value-type="string">
            <text:p>Nasopharyngeal Angiofibroma</text:p>
          </table:table-cell>
          <table:table-cell office:value-type="string">
            <text:p>C27479</text:p>
          </table:table-cell>
        </table:table-row>
        <table:table-row>
          <table:table-cell office:value-type="string">
            <text:p>Choroid plexus tumor</text:p>
          </table:table-cell>
          <table:table-cell office:value-type="string">
            <text:p>9390/3</text:p>
          </table:table-cell>
          <table:table-cell office:value-type="string">
            <text:p>Choroid plexus carcinoma</text:p>
          </table:table-cell>
          <table:table-cell office:value-type="string">
            <text:p>C71</text:p>
          </table:table-cell>
          <table:table-cell office:value-type="string">
            <text:p>Brain</text:p>
          </table:table-cell>
          <table:table-cell office:value-type="string">
            <text:p>31010</text:p>
          </table:table-cell>
          <table:table-cell office:value-type="string">
            <text:p>Choroid Plexus Neoplasm</text:p>
          </table:table-cell>
          <table:table-cell office:value-type="string">
            <text:p>C3473</text:p>
          </table:table-cell>
        </table:table-row>
        <table:table-row>
          <table:table-cell office:value-type="string">
            <text:p>Hydatidiform mole</text:p>
          </table:table-cell>
          <table:table-cell office:value-type="string">
            <text:p>9100/0</text:p>
          </table:table-cell>
          <table:table-cell office:value-type="string">
            <text:p>Hydatidiform mole, nos</text:p>
          </table:table-cell>
          <table:table-cell office:value-type="string">
            <text:p>C54</text:p>
          </table:table-cell>
          <table:table-cell office:value-type="string">
            <text:p>Corpus uteri</text:p>
          </table:table-cell>
          <table:table-cell office:value-type="string">
            <text:p>27020</text:p>
          </table:table-cell>
          <table:table-cell office:value-type="string">
            <text:p>Hydatidiform Mole</text:p>
          </table:table-cell>
          <table:table-cell office:value-type="string">
            <text:p>C3110</text:p>
          </table:table-cell>
        </table:table-row>
        <table:table-row>
          <table:table-cell office:value-type="string">
            <text:p>Systemic mastocytosis</text:p>
          </table:table-cell>
          <table:table-cell office:value-type="string">
            <text:p>9741/3</text:p>
          </table:table-cell>
          <table:table-cell office:value-type="string">
            <text:p>Malignant mastocytosis</text:p>
          </table:table-cell>
          <table:table-cell office:value-type="string">
            <text:p>C42</text:p>
          </table:table-cell>
          <table:table-cell office:value-type="string">
            <text:p>Hematopoietic and reticuloendothelial systems</text:p>
          </table:table-cell>
          <table:table-cell office:value-type="string">
            <text:p>37000</text:p>
          </table:table-cell>
          <table:table-cell office:value-type="string">
            <text:p>Systemic Mastocytosis</text:p>
          </table:table-cell>
          <table:table-cell office:value-type="string">
            <text:p>C9235</text:p>
          </table:table-cell>
        </table:table-row>
        <table:table-row>
          <table:table-cell office:value-type="string">
            <text:p>Well-differentiated liposarcoma</text:p>
          </table:table-cell>
          <table:table-cell office:value-type="string">
            <text:p>8851/3</text:p>
          </table:table-cell>
          <table:table-cell office:value-type="string">
            <text:p>Liposarcoma, well differentiated</text:p>
          </table:table-cell>
          <table:table-cell office:value-type="string">
            <text:p>C49</text:p>
          </table:table-cell>
          <table:table-cell office:value-type="string">
            <text:p>Connective, subcutaneous and other soft tissues</text:p>
          </table:table-cell>
          <table:table-cell office:value-type="string">
            <text:p>24000</text:p>
          </table:table-cell>
          <table:table-cell office:value-type="string">
            <text:p>Well Differentiated Liposarcoma</text:p>
          </table:table-cell>
          <table:table-cell office:value-type="string">
            <text:p>C4250</text:p>
          </table:table-cell>
        </table:table-row>
        <table:table-row>
          <table:table-cell office:value-type="string">
            <text:p>Adult T acute lymphoblastic leukemia [cell line MOLT-4]</text:p>
          </table:table-cell>
          <table:table-cell office:value-type="string">
            <text:p>9835/3</text:p>
          </table:table-cell>
          <table:table-cell office:value-type="string">
            <text:p>Precursor cell lymphoblastic leukemia, NOS</text:p>
          </table:table-cell>
          <table:table-cell office:value-type="string">
            <text:p>C42</text:p>
          </table:table-cell>
          <table:table-cell office:value-type="string">
            <text:p>Hematopoietic and reticuloendothelial systems</text:p>
          </table:table-cell>
          <table:table-cell office:value-type="string">
            <text:p/>
          </table:table-cell>
          <table:table-cell office:value-type="string">
            <text:p>Adult T Acute Lymphoblastic Leukemia</text:p>
          </table:table-cell>
          <table:table-cell office:value-type="string">
            <text:p>C9142</text:p>
          </table:table-cell>
        </table:table-row>
        <table:table-row>
          <table:table-cell office:value-type="string">
            <text:p>Cd4+cd56+ hematodermic neoplasm</text:p>
          </table:table-cell>
          <table:table-cell office:value-type="string">
            <text:p>9727/3</text:p>
          </table:table-cell>
          <table:table-cell office:value-type="string">
            <text:p>Precursor cell lymphoblastic lymphoma, nos</text:p>
          </table:table-cell>
          <table:table-cell office:value-type="string">
            <text:p>C42</text:p>
          </table:table-cell>
          <table:table-cell office:value-type="string">
            <text:p>Hematopoietic and reticuloendothelial systems</text:p>
          </table:table-cell>
          <table:table-cell office:value-type="string">
            <text:p>33042</text:p>
          </table:table-cell>
          <table:table-cell office:value-type="string">
            <text:p>Blastic Plasmacytoid Dendritic Cell Neoplasm</text:p>
          </table:table-cell>
          <table:table-cell office:value-type="string">
            <text:p>C7203</text:p>
          </table:table-cell>
        </table:table-row>
        <table:table-row>
          <table:table-cell office:value-type="string">
            <text:p>Adrenal hyperplasia</text:p>
          </table:table-cell>
          <table:table-cell office:value-type="string">
            <text:p>8671/0</text:p>
          </table:table-cell>
          <table:table-cell office:value-type="string">
            <text:p>Adrenal rest tumor</text:p>
          </table:table-cell>
          <table:table-cell office:value-type="string">
            <text:p>C74</text:p>
          </table:table-cell>
          <table:table-cell office:value-type="string">
            <text:p>Adrenal gland</text:p>
          </table:table-cell>
          <table:table-cell office:value-type="string">
            <text:p>32020</text:p>
          </table:table-cell>
          <table:table-cell office:value-type="string">
            <text:p>Adrenal Gland Hyperplasia</text:p>
          </table:table-cell>
          <table:table-cell office:value-type="string">
            <text:p>C35408</text:p>
          </table:table-cell>
        </table:table-row>
        <table:table-row>
          <table:table-cell office:value-type="string">
            <text:p>Gallbladder carcinoma [cell line tgbc24tkb]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23</text:p>
          </table:table-cell>
          <table:table-cell office:value-type="string">
            <text:p>Gallbladder</text:p>
          </table:table-cell>
          <table:table-cell office:value-type="string">
            <text:p>21080</text:p>
          </table:table-cell>
          <table:table-cell office:value-type="string">
            <text:p>Gallbladder Carcinoma</text:p>
          </table:table-cell>
          <table:table-cell office:value-type="string">
            <text:p>C3844</text:p>
          </table:table-cell>
        </table:table-row>
        <table:table-row>
          <table:table-cell office:value-type="string">
            <text:p>Childhood b acute lymphoblastic leukemia [cell line gr-st]</text:p>
          </table:table-cell>
          <table:table-cell office:value-type="string">
            <text:p>9811/3</text:p>
          </table:table-cell>
          <table:table-cell office:value-type="string">
            <text:p>B lymphoblastic leukemia/lymphoma, nos</text:p>
          </table:table-cell>
          <table:table-cell office:value-type="string">
            <text:p>C42</text:p>
          </table:table-cell>
          <table:table-cell office:value-type="string">
            <text:p>Hematopoietic and reticuloendothelial systems</text:p>
          </table:table-cell>
          <table:table-cell office:value-type="string">
            <text:p>35011</text:p>
          </table:table-cell>
          <table:table-cell office:value-type="string">
            <text:p>Childhood B Acute Lymphoblastic Leukemia</text:p>
          </table:table-cell>
          <table:table-cell office:value-type="string">
            <text:p>C9140</text:p>
          </table:table-cell>
        </table:table-row>
        <table:table-row>
          <table:table-cell office:value-type="string">
            <text:p>Refractory anemia with excess blasts</text:p>
          </table:table-cell>
          <table:table-cell office:value-type="string">
            <text:p>9983/3</text:p>
          </table:table-cell>
          <table:table-cell office:value-type="string">
            <text:p>Refractory anemia with excess blasts</text:p>
          </table:table-cell>
          <table:table-cell office:value-type="string">
            <text:p>C42.1</text:p>
          </table:table-cell>
          <table:table-cell office:value-type="string">
            <text:p>Bone marrow</text:p>
          </table:table-cell>
          <table:table-cell office:value-type="string">
            <text:p>37000</text:p>
          </table:table-cell>
          <table:table-cell office:value-type="string">
            <text:p>Myelodysplastic Syndrome with Excess Blasts</text:p>
          </table:table-cell>
          <table:table-cell office:value-type="string">
            <text:p>C7506</text:p>
          </table:table-cell>
        </table:table-row>
        <table:table-row>
          <table:table-cell office:value-type="string">
            <text:p>Gallbladder cancer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23.9</text:p>
          </table:table-cell>
          <table:table-cell office:value-type="string">
            <text:p>Gallbladder</text:p>
          </table:table-cell>
          <table:table-cell office:value-type="string">
            <text:p>21080</text:p>
          </table:table-cell>
          <table:table-cell office:value-type="string">
            <text:p>Gallbladder Carcinoma</text:p>
          </table:table-cell>
          <table:table-cell office:value-type="string">
            <text:p>C3844</text:p>
          </table:table-cell>
        </table:table-row>
        <table:table-row>
          <table:table-cell office:value-type="string">
            <text:p>Erythroleukemia [cell line kmoe-2]</text:p>
          </table:table-cell>
          <table:table-cell office:value-type="string">
            <text:p>9840/3</text:p>
          </table:table-cell>
          <table:table-cell office:value-type="string">
            <text:p>Acute myeloid leukemia, m6 type</text:p>
          </table:table-cell>
          <table:table-cell office:value-type="string">
            <text:p>C42</text:p>
          </table:table-cell>
          <table:table-cell office:value-type="string">
            <text:p>Hematopoietic and reticuloendothelial systems</text:p>
          </table:table-cell>
          <table:table-cell office:value-type="string">
            <text:p>35021</text:p>
          </table:table-cell>
          <table:table-cell office:value-type="string">
            <text:p>Erythroleukemia</text:p>
          </table:table-cell>
          <table:table-cell office:value-type="string">
            <text:p>C7152</text:p>
          </table:table-cell>
        </table:table-row>
        <table:table-row>
          <table:table-cell office:value-type="string">
            <text:p>CD4+ CD56+ blastic tumor of the skin</text:p>
          </table:table-cell>
          <table:table-cell office:value-type="string">
            <text:p>9727/3</text:p>
          </table:table-cell>
          <table:table-cell office:value-type="string">
            <text:p>Precursor cell lymphoblastic lymphoma, nos</text:p>
          </table:table-cell>
          <table:table-cell office:value-type="string">
            <text:p>C44</text:p>
          </table:table-cell>
          <table:table-cell office:value-type="string">
            <text:p>Skin</text:p>
          </table:table-cell>
          <table:table-cell office:value-type="string">
            <text:p>33042</text:p>
          </table:table-cell>
          <table:table-cell office:value-type="string">
            <text:p>Blastic Plasmacytoid Dendritic Cell Neoplasm</text:p>
          </table:table-cell>
          <table:table-cell office:value-type="string">
            <text:p>C7203</text:p>
          </table:table-cell>
        </table:table-row>
        <table:table-row>
          <table:table-cell office:value-type="string">
            <text:p>Bile duct cancer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24</text:p>
          </table:table-cell>
          <table:table-cell office:value-type="string">
            <text:p>Other and unspecified parts of biliary tract</text:p>
          </table:table-cell>
          <table:table-cell office:value-type="string">
            <text:p>21090</text:p>
          </table:table-cell>
          <table:table-cell office:value-type="string">
            <text:p>Bile Duct Carcinoma</text:p>
          </table:table-cell>
          <table:table-cell office:value-type="string">
            <text:p>C27814</text:p>
          </table:table-cell>
        </table:table-row>
        <table:table-row>
          <table:table-cell office:value-type="string">
            <text:p>Brain tumor</text:p>
          </table:table-cell>
          <table:table-cell office:value-type="string">
            <text:p>8000/1</text:p>
          </table:table-cell>
          <table:table-cell office:value-type="string">
            <text:p>Neoplasm, uncertain whether benign or malignant</text:p>
          </table:table-cell>
          <table:table-cell office:value-type="string">
            <text:p>C71</text:p>
          </table:table-cell>
          <table:table-cell office:value-type="string">
            <text:p>Brain</text:p>
          </table:table-cell>
          <table:table-cell office:value-type="string">
            <text:p>31010</text:p>
          </table:table-cell>
          <table:table-cell office:value-type="string">
            <text:p>Brain Neoplasm</text:p>
          </table:table-cell>
          <table:table-cell office:value-type="string">
            <text:p>C2907</text:p>
          </table:table-cell>
        </table:table-row>
        <table:table-row>
          <table:table-cell office:value-type="string">
            <text:p>Pituitary tumor [carney complex]</text:p>
          </table:table-cell>
          <table:table-cell office:value-type="string">
            <text:p>8272/3</text:p>
          </table:table-cell>
          <table:table-cell office:value-type="string">
            <text:p>Pituitary carcinoma, nos</text:p>
          </table:table-cell>
          <table:table-cell office:value-type="string">
            <text:p>C75.1</text:p>
          </table:table-cell>
          <table:table-cell office:value-type="string">
            <text:p>Pituitary gland</text:p>
          </table:table-cell>
          <table:table-cell office:value-type="string">
            <text:p>32020</text:p>
          </table:table-cell>
          <table:table-cell office:value-type="string">
            <text:p>Carney Complex</text:p>
          </table:table-cell>
          <table:table-cell office:value-type="string">
            <text:p>C4705</text:p>
          </table:table-cell>
        </table:table-row>
        <table:table-row>
          <table:table-cell office:value-type="string">
            <text:p>Carcinoid of the lung</text:p>
          </table:table-cell>
          <table:table-cell office:value-type="string">
            <text:p>8240/3</text:p>
          </table:table-cell>
          <table:table-cell office:value-type="string">
            <text:p>Carcinoid tumor, nos</text:p>
          </table:table-cell>
          <table:table-cell office:value-type="string">
            <text:p>C34</text:p>
          </table:table-cell>
          <table:table-cell office:value-type="string">
            <text:p>Lung</text:p>
          </table:table-cell>
          <table:table-cell office:value-type="string">
            <text:p>22030</text:p>
          </table:table-cell>
          <table:table-cell office:value-type="string">
            <text:p>Lung Carcinoid Tumor</text:p>
          </table:table-cell>
          <table:table-cell office:value-type="string">
            <text:p>C4038</text:p>
          </table:table-cell>
        </table:table-row>
        <table:table-row>
          <table:table-cell office:value-type="string">
            <text:p>Pleomorphic xanthoastrocytoma</text:p>
          </table:table-cell>
          <table:table-cell office:value-type="string">
            <text:p>9424/3</text:p>
          </table:table-cell>
          <table:table-cell office:value-type="string">
            <text:p>Pleomorphic xanthoastrocytoma</text:p>
          </table:table-cell>
          <table:table-cell office:value-type="string">
            <text:p>C71</text:p>
          </table:table-cell>
          <table:table-cell office:value-type="string">
            <text:p>Brain</text:p>
          </table:table-cell>
          <table:table-cell office:value-type="string">
            <text:p>31010</text:p>
          </table:table-cell>
          <table:table-cell office:value-type="string">
            <text:p>Pleomorphic Xanthoastrocytoma</text:p>
          </table:table-cell>
          <table:table-cell office:value-type="string">
            <text:p>C4323</text:p>
          </table:table-cell>
        </table:table-row>
        <table:table-row>
          <table:table-cell office:value-type="string">
            <text:p>Chronic eosinophilic leukemia [cell line eol-1-cell]</text:p>
          </table:table-cell>
          <table:table-cell office:value-type="string">
            <text:p>9964/3</text:p>
          </table:table-cell>
          <table:table-cell office:value-type="string">
            <text:p>Chronic eosinophilic leukemia</text:p>
          </table:table-cell>
          <table:table-cell office:value-type="string">
            <text:p>C42</text:p>
          </table:table-cell>
          <table:table-cell office:value-type="string">
            <text:p>Hematopoietic and reticuloendothelial systems</text:p>
          </table:table-cell>
          <table:table-cell office:value-type="string">
            <text:p>35023</text:p>
          </table:table-cell>
          <table:table-cell office:value-type="string">
            <text:p>Chronic Eosinophilic Leukemia</text:p>
          </table:table-cell>
          <table:table-cell office:value-type="string">
            <text:p>C4563</text:p>
          </table:table-cell>
        </table:table-row>
        <table:table-row>
          <table:table-cell office:value-type="string">
            <text:p>Spermatocytic seminoma</text:p>
          </table:table-cell>
          <table:table-cell office:value-type="string">
            <text:p>9063/3</text:p>
          </table:table-cell>
          <table:table-cell office:value-type="string">
            <text:p>Spermatocytic seminoma</text:p>
          </table:table-cell>
          <table:table-cell office:value-type="string">
            <text:p>C62</text:p>
          </table:table-cell>
          <table:table-cell office:value-type="string">
            <text:p>Testis</text:p>
          </table:table-cell>
          <table:table-cell office:value-type="string">
            <text:p>28020</text:p>
          </table:table-cell>
          <table:table-cell office:value-type="string">
            <text:p>Testicular Spermatocytic Seminoma</text:p>
          </table:table-cell>
          <table:table-cell office:value-type="string">
            <text:p>C39921</text:p>
          </table:table-cell>
        </table:table-row>
        <table:table-row>
          <table:table-cell office:value-type="string">
            <text:p>Solid pseudopapillary neoplasm [pancreas]</text:p>
          </table:table-cell>
          <table:table-cell office:value-type="string">
            <text:p>8452/1</text:p>
          </table:table-cell>
          <table:table-cell office:value-type="string">
            <text:p>Solid pseudopapillary tumor</text:p>
          </table:table-cell>
          <table:table-cell office:value-type="string">
            <text:p>C25</text:p>
          </table:table-cell>
          <table:table-cell office:value-type="string">
            <text:p>Pancreas</text:p>
          </table:table-cell>
          <table:table-cell office:value-type="string">
            <text:p>21100</text:p>
          </table:table-cell>
          <table:table-cell office:value-type="string">
            <text:p>Solid Pseudopapillary Neoplasm of the Pancreas</text:p>
          </table:table-cell>
          <table:table-cell office:value-type="string">
            <text:p>C37212</text:p>
          </table:table-cell>
        </table:table-row>
        <table:table-row>
          <table:table-cell office:value-type="string">
            <text:p>Refractory anemia with ringed sideroblasts</text:p>
          </table:table-cell>
          <table:table-cell office:value-type="string">
            <text:p>9982/3</text:p>
          </table:table-cell>
          <table:table-cell office:value-type="string">
            <text:p>Refractory anemia with sideroblasts</text:p>
          </table:table-cell>
          <table:table-cell office:value-type="string">
            <text:p>C42.1</text:p>
          </table:table-cell>
          <table:table-cell office:value-type="string">
            <text:p>Bone marrow</text:p>
          </table:table-cell>
          <table:table-cell office:value-type="string">
            <text:p>37000</text:p>
          </table:table-cell>
          <table:table-cell office:value-type="string">
            <text:p>Myelodysplastic Syndrome with Ring Sideroblasts</text:p>
          </table:table-cell>
          <table:table-cell office:value-type="string">
            <text:p>C4036</text:p>
          </table:table-cell>
        </table:table-row>
        <table:table-row>
          <table:table-cell office:value-type="string">
            <text:p>Oral potentially malignant disorders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06.9</text:p>
          </table:table-cell>
          <table:table-cell office:value-type="string">
            <text:p>Mouth, NOS</text:p>
          </table:table-cell>
          <table:table-cell office:value-type="string">
            <text:p>20050</text:p>
          </table:table-cell>
          <table:table-cell office:value-type="string">
            <text:p>Oral Cavity Squamous Cell Carcinoma</text:p>
          </table:table-cell>
          <table:table-cell office:value-type="string">
            <text:p>C4833</text:p>
          </table:table-cell>
        </table:table-row>
        <table:table-row>
          <table:table-cell office:value-type="string">
            <text:p>Fibromyxoid sarcoma [low-grade]</text:p>
          </table:table-cell>
          <table:table-cell office:value-type="string">
            <text:p>8811/3</text:p>
          </table:table-cell>
          <table:table-cell office:value-type="string">
            <text:p>Fibromyxosarcoma</text:p>
          </table:table-cell>
          <table:table-cell office:value-type="string">
            <text:p>C49</text:p>
          </table:table-cell>
          <table:table-cell office:value-type="string">
            <text:p>Connective, subcutaneous and other soft tissues</text:p>
          </table:table-cell>
          <table:table-cell office:value-type="string">
            <text:p>24000</text:p>
          </table:table-cell>
          <table:table-cell office:value-type="string">
            <text:p>Low Grade Fibromyxoid Sarcoma</text:p>
          </table:table-cell>
          <table:table-cell office:value-type="string">
            <text:p>C45202</text:p>
          </table:table-cell>
        </table:table-row>
        <table:table-row>
          <table:table-cell office:value-type="string">
            <text:p>Hemangioblastoma [von hippel-lindau syndrome]</text:p>
          </table:table-cell>
          <table:table-cell office:value-type="string">
            <text:p>9161/1</text:p>
          </table:table-cell>
          <table:table-cell office:value-type="string">
            <text:p>Haemangioblastoma</text:p>
          </table:table-cell>
          <table:table-cell office:value-type="string">
            <text:p>C72</text:p>
          </table:table-cell>
          <table:table-cell office:value-type="string">
            <text:p>Spinal cord, cranial nerves, and other parts of central nervous system</text:p>
          </table:table-cell>
          <table:table-cell office:value-type="string">
            <text:p>31040</text:p>
          </table:table-cell>
          <table:table-cell office:value-type="string">
            <text:p>Hemangioblastoma</text:p>
          </table:table-cell>
          <table:table-cell office:value-type="string">
            <text:p>C3801</text:p>
          </table:table-cell>
        </table:table-row>
        <table:table-row>
          <table:table-cell office:value-type="string">
            <text:p>Central neurocytoma</text:p>
          </table:table-cell>
          <table:table-cell office:value-type="string">
            <text:p>9506/1</text:p>
          </table:table-cell>
          <table:table-cell office:value-type="string">
            <text:p>Central neurocytoma</text:p>
          </table:table-cell>
          <table:table-cell office:value-type="string">
            <text:p>C71.6</text:p>
          </table:table-cell>
          <table:table-cell office:value-type="string">
            <text:p>Cerebellum, nos</text:p>
          </table:table-cell>
          <table:table-cell office:value-type="string">
            <text:p>31010</text:p>
          </table:table-cell>
          <table:table-cell office:value-type="string">
            <text:p>Central Neurocytoma</text:p>
          </table:table-cell>
          <table:table-cell office:value-type="string">
            <text:p>C3791</text:p>
          </table:table-cell>
        </table:table-row>
        <table:table-row>
          <table:table-cell office:value-type="string">
            <text:p>Epithelioid hemangioendothelioma [lung]</text:p>
          </table:table-cell>
          <table:table-cell office:value-type="string">
            <text:p>9133/1</text:p>
          </table:table-cell>
          <table:table-cell office:value-type="string">
            <text:p>Epithelioid hemangioendothelioma, nos</text:p>
          </table:table-cell>
          <table:table-cell office:value-type="string">
            <text:p>C34</text:p>
          </table:table-cell>
          <table:table-cell office:value-type="string">
            <text:p>Lung</text:p>
          </table:table-cell>
          <table:table-cell office:value-type="string">
            <text:p>22030</text:p>
          </table:table-cell>
          <table:table-cell office:value-type="string">
            <text:p>Lung Epithelioid Hemangioendothelioma</text:p>
          </table:table-cell>
          <table:table-cell office:value-type="string">
            <text:p>C4453</text:p>
          </table:table-cell>
        </table:table-row>
        <table:table-row>
          <table:table-cell office:value-type="string">
            <text:p>Dedifferentiated liposarcoma</text:p>
          </table:table-cell>
          <table:table-cell office:value-type="string">
            <text:p>8858/3</text:p>
          </table:table-cell>
          <table:table-cell office:value-type="string">
            <text:p>Dedifferentiated liposarcoma</text:p>
          </table:table-cell>
          <table:table-cell office:value-type="string">
            <text:p>C49</text:p>
          </table:table-cell>
          <table:table-cell office:value-type="string">
            <text:p>Connective, subcutaneous and other soft tissues</text:p>
          </table:table-cell>
          <table:table-cell office:value-type="string">
            <text:p>24000</text:p>
          </table:table-cell>
          <table:table-cell office:value-type="string">
            <text:p>Dedifferentiated Liposarcoma</text:p>
          </table:table-cell>
          <table:table-cell office:value-type="string">
            <text:p>C3704</text:p>
          </table:table-cell>
        </table:table-row>
        <table:table-row>
          <table:table-cell office:value-type="string">
            <text:p>Benign parathyroid tumor</text:p>
          </table:table-cell>
          <table:table-cell office:value-type="string">
            <text:p>8000/0</text:p>
          </table:table-cell>
          <table:table-cell office:value-type="string">
            <text:p>Neoplasm, benign</text:p>
          </table:table-cell>
          <table:table-cell office:value-type="string">
            <text:p>C75.0</text:p>
          </table:table-cell>
          <table:table-cell office:value-type="string">
            <text:p>Parathyroid gland</text:p>
          </table:table-cell>
          <table:table-cell office:value-type="string">
            <text:p>32020</text:p>
          </table:table-cell>
          <table:table-cell office:value-type="string">
            <text:p>Benign Parathyroid Gland Neoplasm</text:p>
          </table:table-cell>
          <table:table-cell office:value-type="string">
            <text:p>C3630</text:p>
          </table:table-cell>
        </table:table-row>
        <table:table-row>
          <table:table-cell office:value-type="string">
            <text:p>Breast cylindroma</text:p>
          </table:table-cell>
          <table:table-cell office:value-type="string">
            <text:p>8200/0</text:p>
          </table:table-cell>
          <table:table-cell office:value-type="string">
            <text:p>Eccrine dermal cylindroma</text:p>
          </table:table-cell>
          <table:table-cell office:value-type="string">
            <text:p>C50</text:p>
          </table:table-cell>
          <table:table-cell office:value-type="string">
            <text:p>Breast</text:p>
          </table:table-cell>
          <table:table-cell office:value-type="string">
            <text:p>26000</text:p>
          </table:table-cell>
          <table:table-cell office:value-type="string">
            <text:p>Cylindroma</text:p>
          </table:table-cell>
          <table:table-cell office:value-type="string">
            <text:p>C27094</text:p>
          </table:table-cell>
        </table:table-row>
        <table:table-row>
          <table:table-cell office:value-type="string">
            <text:p>Ovarian fibroma</text:p>
          </table:table-cell>
          <table:table-cell office:value-type="string">
            <text:p>8810/0</text:p>
          </table:table-cell>
          <table:table-cell office:value-type="string">
            <text:p>Fibr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27040</text:p>
          </table:table-cell>
          <table:table-cell office:value-type="string">
            <text:p>Ovarian Fibroma</text:p>
          </table:table-cell>
          <table:table-cell office:value-type="string">
            <text:p>C3498</text:p>
          </table:table-cell>
        </table:table-row>
        <table:table-row>
          <table:table-cell office:value-type="string">
            <text:p>Atypical meningioma</text:p>
          </table:table-cell>
          <table:table-cell office:value-type="string">
            <text:p>9539/1</text:p>
          </table:table-cell>
          <table:table-cell office:value-type="string">
            <text:p>Atypical meningioma</text:p>
          </table:table-cell>
          <table:table-cell office:value-type="string">
            <text:p>C71</text:p>
          </table:table-cell>
          <table:table-cell office:value-type="string">
            <text:p>Brain</text:p>
          </table:table-cell>
          <table:table-cell office:value-type="string">
            <text:p>31040</text:p>
          </table:table-cell>
          <table:table-cell office:value-type="string">
            <text:p>Atypical Meningioma</text:p>
          </table:table-cell>
          <table:table-cell office:value-type="string">
            <text:p>C4723</text:p>
          </table:table-cell>
        </table:table-row>
        <table:table-row>
          <table:table-cell office:value-type="string">
            <text:p>Multiple endocrine neoplasia [type 1, parathyroid]</text:p>
          </table:table-cell>
          <table:table-cell office:value-type="string">
            <text:p>8360/1</text:p>
          </table:table-cell>
          <table:table-cell office:value-type="string">
            <text:p>Multiple endocrine adenomas</text:p>
          </table:table-cell>
          <table:table-cell office:value-type="string">
            <text:p>C75.0</text:p>
          </table:table-cell>
          <table:table-cell office:value-type="string">
            <text:p>Parathyroid gland</text:p>
          </table:table-cell>
          <table:table-cell office:value-type="string">
            <text:p>32020</text:p>
          </table:table-cell>
          <table:table-cell office:value-type="string">
            <text:p>Multiple Endocrine Neoplasia Type 1</text:p>
          </table:table-cell>
          <table:table-cell office:value-type="string">
            <text:p>C3225</text:p>
          </table:table-cell>
        </table:table-row>
        <table:table-row>
          <table:table-cell office:value-type="string">
            <text:p>Serous borderline tumor [ovarian]</text:p>
          </table:table-cell>
          <table:table-cell office:value-type="string">
            <text:p>8442/1</text:p>
          </table:table-cell>
          <table:table-cell office:value-type="string">
            <text:p>Serous cystadenoma, borderline malignancy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27040</text:p>
          </table:table-cell>
          <table:table-cell office:value-type="string">
            <text:p>Borderline Ovarian Serous Tumor</text:p>
          </table:table-cell>
          <table:table-cell office:value-type="string">
            <text:p>C5226</text:p>
          </table:table-cell>
        </table:table-row>
        <table:table-row>
          <table:table-cell office:value-type="string">
            <text:p>Medullary osteosarcoma</text:p>
          </table:table-cell>
          <table:table-cell office:value-type="string">
            <text:p>9186/3</text:p>
          </table:table-cell>
          <table:table-cell office:value-type="string">
            <text:p>Central osteosarcoma</text:p>
          </table:table-cell>
          <table:table-cell office:value-type="string">
            <text:p>C40</text:p>
          </table:table-cell>
          <table:table-cell office:value-type="string">
            <text:p>Bones, joints and articular cartilage of limbs</text:p>
          </table:table-cell>
          <table:table-cell office:value-type="string">
            <text:p>23000</text:p>
          </table:table-cell>
          <table:table-cell office:value-type="string">
            <text:p>Conventional Osteosarcoma</text:p>
          </table:table-cell>
          <table:table-cell office:value-type="string">
            <text:p>C35870</text:p>
          </table:table-cell>
        </table:table-row>
        <table:table-row>
          <table:table-cell office:value-type="string">
            <text:p>Malignant insulinoma</text:p>
          </table:table-cell>
          <table:table-cell office:value-type="string">
            <text:p>8151/3</text:p>
          </table:table-cell>
          <table:table-cell office:value-type="string">
            <text:p>Insulinoma, malignant</text:p>
          </table:table-cell>
          <table:table-cell office:value-type="string">
            <text:p>C25</text:p>
          </table:table-cell>
          <table:table-cell office:value-type="string">
            <text:p>Pancreas</text:p>
          </table:table-cell>
          <table:table-cell office:value-type="string">
            <text:p>21100</text:p>
          </table:table-cell>
          <table:table-cell office:value-type="string">
            <text:p>Malignant Pancreatic Insulinoma</text:p>
          </table:table-cell>
          <table:table-cell office:value-type="string">
            <text:p>C65186</text:p>
          </table:table-cell>
        </table:table-row>
        <table:table-row>
          <table:table-cell office:value-type="string">
            <text:p>Follicular thyroid tumor</text:p>
          </table:table-cell>
          <table:table-cell office:value-type="string">
            <text:p>8330/3</text:p>
          </table:table-cell>
          <table:table-cell office:value-type="string">
            <text:p>Follicular adenocarcinoma, nos</text:p>
          </table:table-cell>
          <table:table-cell office:value-type="string">
            <text:p>C73</text:p>
          </table:table-cell>
          <table:table-cell office:value-type="string">
            <text:p>Thyroid gland</text:p>
          </table:table-cell>
          <table:table-cell office:value-type="string">
            <text:p>32010</text:p>
          </table:table-cell>
          <table:table-cell office:value-type="string">
            <text:p>Thyroid Gland Follicular Adenoma</text:p>
          </table:table-cell>
          <table:table-cell office:value-type="string">
            <text:p>C3502</text:p>
          </table:table-cell>
        </table:table-row>
        <table:table-row>
          <table:table-cell office:value-type="string">
            <text:p>Lipoma</text:p>
          </table:table-cell>
          <table:table-cell office:value-type="string">
            <text:p>8850/0</text:p>
          </table:table-cell>
          <table:table-cell office:value-type="string">
            <text:p>Lipoma, nos</text:p>
          </table:table-cell>
          <table:table-cell office:value-type="string">
            <text:p>C49</text:p>
          </table:table-cell>
          <table:table-cell office:value-type="string">
            <text:p>Connective, subcutaneous and other soft tissues</text:p>
          </table:table-cell>
          <table:table-cell office:value-type="string">
            <text:p>24000</text:p>
          </table:table-cell>
          <table:table-cell office:value-type="string">
            <text:p>Lipoma</text:p>
          </table:table-cell>
          <table:table-cell office:value-type="string">
            <text:p>C3192</text:p>
          </table:table-cell>
        </table:table-row>
        <table:table-row>
          <table:table-cell office:value-type="string">
            <text:p>B-cell prolymphocytic leukemia [cell line jvm-3]</text:p>
          </table:table-cell>
          <table:table-cell office:value-type="string">
            <text:p>9833/3</text:p>
          </table:table-cell>
          <table:table-cell office:value-type="string">
            <text:p>Prolymphocytic leukemia, b-cell type</text:p>
          </table:table-cell>
          <table:table-cell office:value-type="string">
            <text:p>C42</text:p>
          </table:table-cell>
          <table:table-cell office:value-type="string">
            <text:p>Hematopoietic and reticuloendothelial systems</text:p>
          </table:table-cell>
          <table:table-cell office:value-type="string">
            <text:p>35013</text:p>
          </table:table-cell>
          <table:table-cell office:value-type="string">
            <text:p>B-Cell Prolymphocytic Leukemia</text:p>
          </table:table-cell>
          <table:table-cell office:value-type="string">
            <text:p>C4753</text:p>
          </table:table-cell>
        </table:table-row>
        <table:table-row>
          <table:table-cell office:value-type="string">
            <text:p>Papillary transitional cell carcinoma [bladder]</text:p>
          </table:table-cell>
          <table:table-cell office:value-type="string">
            <text:p>8120/3</text:p>
          </table:table-cell>
          <table:table-cell office:value-type="string">
            <text:p>Transitional cell carcinoma</text:p>
          </table:table-cell>
          <table:table-cell office:value-type="string">
            <text:p>C67</text:p>
          </table:table-cell>
          <table:table-cell office:value-type="string">
            <text:p>Bladder</text:p>
          </table:table-cell>
          <table:table-cell office:value-type="string">
            <text:p>29010</text:p>
          </table:table-cell>
          <table:table-cell office:value-type="string">
            <text:p>Stage 0 Bladder Urothelial Carcinoma</text:p>
          </table:table-cell>
          <table:table-cell office:value-type="string">
            <text:p>C6188</text:p>
          </table:table-cell>
        </table:table-row>
        <table:table-row>
          <table:table-cell office:value-type="string">
            <text:p>Urachal adenocarcinoma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677</text:p>
          </table:table-cell>
          <table:table-cell office:value-type="string">
            <text:p>Urachus</text:p>
          </table:table-cell>
          <table:table-cell office:value-type="string">
            <text:p>29010</text:p>
          </table:table-cell>
          <table:table-cell office:value-type="string">
            <text:p>Bladder Urachal Adenocarcinoma</text:p>
          </table:table-cell>
          <table:table-cell office:value-type="string">
            <text:p>C39843</text:p>
          </table:table-cell>
        </table:table-row>
        <table:table-row>
          <table:table-cell office:value-type="string">
            <text:p>T cell/histiocyte rich large b cell lymphoma</text:p>
          </table:table-cell>
          <table:table-cell office:value-type="string">
            <text:p>9688/3</text:p>
          </table:table-cell>
          <table:table-cell office:value-type="string">
            <text:p>T-cell rich large b-cell lymphoma</text:p>
          </table:table-cell>
          <table:table-cell office:value-type="string">
            <text:p>C42</text:p>
          </table:table-cell>
          <table:table-cell office:value-type="string">
            <text:p>Hematopoietic and reticuloendothelial systems</text:p>
          </table:table-cell>
          <table:table-cell office:value-type="string">
            <text:p>33042</text:p>
          </table:table-cell>
          <table:table-cell office:value-type="string">
            <text:p>T-Cell/Histiocyte-Rich Large B-Cell Lymphoma</text:p>
          </table:table-cell>
          <table:table-cell office:value-type="string">
            <text:p>C9496</text:p>
          </table:table-cell>
        </table:table-row>
        <table:table-row>
          <table:table-cell office:value-type="string">
            <text:p>nerve sheath myxoma [spinal]</text:p>
          </table:table-cell>
          <table:table-cell office:value-type="string">
            <text:p>9562/0</text:p>
          </table:table-cell>
          <table:table-cell office:value-type="string">
            <text:p>Neurothekeoma</text:p>
          </table:table-cell>
          <table:table-cell office:value-type="string">
            <text:p>C49</text:p>
          </table:table-cell>
          <table:table-cell office:value-type="string">
            <text:p>Connective, subcutaneous and other soft tissues</text:p>
          </table:table-cell>
          <table:table-cell office:value-type="string">
            <text:p>99999</text:p>
          </table:table-cell>
          <table:table-cell office:value-type="string">
            <text:p>Neurothekeoma</text:p>
          </table:table-cell>
          <table:table-cell office:value-type="string">
            <text:p>C7018</text:p>
          </table:table-cell>
        </table:table-row>
        <table:table-row>
          <table:table-cell office:value-type="string">
            <text:p>Insulinoma</text:p>
          </table:table-cell>
          <table:table-cell office:value-type="string">
            <text:p>8151/0</text:p>
          </table:table-cell>
          <table:table-cell office:value-type="string">
            <text:p>Insulinoma, nos</text:p>
          </table:table-cell>
          <table:table-cell office:value-type="string">
            <text:p>C25</text:p>
          </table:table-cell>
          <table:table-cell office:value-type="string">
            <text:p>Pancreas</text:p>
          </table:table-cell>
          <table:table-cell office:value-type="string">
            <text:p>21100</text:p>
          </table:table-cell>
          <table:table-cell office:value-type="string">
            <text:p>Pancreatic Insulinoma</text:p>
          </table:table-cell>
          <table:table-cell office:value-type="string">
            <text:p>C95598</text:p>
          </table:table-cell>
        </table:table-row>
        <table:table-row>
          <table:table-cell office:value-type="string">
            <text:p>Carcinosarcoma [lung]</text:p>
          </table:table-cell>
          <table:table-cell office:value-type="string">
            <text:p>8980/3</text:p>
          </table:table-cell>
          <table:table-cell office:value-type="string">
            <text:p>Carcinosarcoma, nos</text:p>
          </table:table-cell>
          <table:table-cell office:value-type="string">
            <text:p>C34</text:p>
          </table:table-cell>
          <table:table-cell office:value-type="string">
            <text:p>Lung</text:p>
          </table:table-cell>
          <table:table-cell office:value-type="string">
            <text:p>22030</text:p>
          </table:table-cell>
          <table:table-cell office:value-type="string">
            <text:p>Lung Carcinosarcoma</text:p>
          </table:table-cell>
          <table:table-cell office:value-type="string">
            <text:p>C45543</text:p>
          </table:table-cell>
        </table:table-row>
        <table:table-row>
          <table:table-cell office:value-type="string">
            <text:p>primary cutaneous large B-cell lymphoma, leg type</text:p>
          </table:table-cell>
          <table:table-cell office:value-type="string">
            <text:p>9680/3</text:p>
          </table:table-cell>
          <table:table-cell office:value-type="string">
            <text:p>Malignant lymphoma, large B-cell, diffuse, NOS</text:p>
          </table:table-cell>
          <table:table-cell office:value-type="string">
            <text:p>C44</text:p>
          </table:table-cell>
          <table:table-cell office:value-type="string">
            <text:p>Skin</text:p>
          </table:table-cell>
          <table:table-cell office:value-type="string">
            <text:p>33042</text:p>
          </table:table-cell>
          <table:table-cell office:value-type="string">
            <text:p>Primary Cutaneous Diffuse Large B-Cell Lymphoma, Leg Type</text:p>
          </table:table-cell>
          <table:table-cell office:value-type="string">
            <text:p>C45194</text:p>
          </table:table-cell>
        </table:table-row>
        <table:table-row>
          <table:table-cell office:value-type="string">
            <text:p>Juvenile myelomonocytic leukemia</text:p>
          </table:table-cell>
          <table:table-cell office:value-type="string">
            <text:p>9946/3</text:p>
          </table:table-cell>
          <table:table-cell office:value-type="string">
            <text:p>Juvenile myelomonocytic leukemia</text:p>
          </table:table-cell>
          <table:table-cell office:value-type="string">
            <text:p>C42</text:p>
          </table:table-cell>
          <table:table-cell office:value-type="string">
            <text:p>Hematopoietic and reticuloendothelial systems</text:p>
          </table:table-cell>
          <table:table-cell office:value-type="string">
            <text:p>35022</text:p>
          </table:table-cell>
          <table:table-cell office:value-type="string">
            <text:p>Juvenile Myelomonocytic Leukemia</text:p>
          </table:table-cell>
          <table:table-cell office:value-type="string">
            <text:p>C9233</text:p>
          </table:table-cell>
        </table:table-row>
        <table:table-row>
          <table:table-cell office:value-type="string">
            <text:p>Fibroma</text:p>
          </table:table-cell>
          <table:table-cell office:value-type="string">
            <text:p>8810/0</text:p>
          </table:table-cell>
          <table:table-cell office:value-type="string">
            <text:p>Fibroma, nos</text:p>
          </table:table-cell>
          <table:table-cell office:value-type="string">
            <text:p>C49</text:p>
          </table:table-cell>
          <table:table-cell office:value-type="string">
            <text:p>Connective, subcutaneous and other soft tissues</text:p>
          </table:table-cell>
          <table:table-cell office:value-type="string">
            <text:p>24000</text:p>
          </table:table-cell>
          <table:table-cell office:value-type="string">
            <text:p>Fibroma</text:p>
          </table:table-cell>
          <table:table-cell office:value-type="string">
            <text:p>C3041</text:p>
          </table:table-cell>
        </table:table-row>
        <table:table-row>
          <table:table-cell office:value-type="string">
            <text:p>Bone cancer</text:p>
          </table:table-cell>
          <table:table-cell office:value-type="string">
            <text:p>8000/1</text:p>
          </table:table-cell>
          <table:table-cell office:value-type="string">
            <text:p>Neoplasm, uncertain whether benign or malignant</text:p>
          </table:table-cell>
          <table:table-cell office:value-type="string">
            <text:p>C41.9</text:p>
          </table:table-cell>
          <table:table-cell office:value-type="string">
            <text:p>Bone, NOS</text:p>
          </table:table-cell>
          <table:table-cell office:value-type="string">
            <text:p>23000</text:p>
          </table:table-cell>
          <table:table-cell office:value-type="string">
            <text:p>Bone Neoplasm</text:p>
          </table:table-cell>
          <table:table-cell office:value-type="string">
            <text:p>C9343</text:p>
          </table:table-cell>
        </table:table-row>
        <table:table-row>
          <table:table-cell office:value-type="string">
            <text:p>Endocervical adenocarcinoma</text:p>
          </table:table-cell>
          <table:table-cell office:value-type="string">
            <text:p>84384/3</text:p>
          </table:table-cell>
          <table:table-cell office:value-type="string">
            <text:p>Adenocarcinoma, endocervical type</text:p>
          </table:table-cell>
          <table:table-cell office:value-type="string">
            <text:p>C53</text:p>
          </table:table-cell>
          <table:table-cell office:value-type="string">
            <text:p>Cervix uteri</text:p>
          </table:table-cell>
          <table:table-cell office:value-type="string">
            <text:p>27010</text:p>
          </table:table-cell>
          <table:table-cell office:value-type="string">
            <text:p>Endocervical Carcinoma</text:p>
          </table:table-cell>
          <table:table-cell office:value-type="string">
            <text:p>C28327</text:p>
          </table:table-cell>
        </table:table-row>
        <table:table-row>
          <table:table-cell office:value-type="string">
            <text:p>Primary esophageal high atypical hyperplasia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15</text:p>
          </table:table-cell>
          <table:table-cell office:value-type="string">
            <text:p>Esophagus</text:p>
          </table:table-cell>
          <table:table-cell office:value-type="string">
            <text:p>21010</text:p>
          </table:table-cell>
          <table:table-cell office:value-type="string">
            <text:p>Atypical Hyperplasia</text:p>
          </table:table-cell>
          <table:table-cell office:value-type="string">
            <text:p>C8355</text:p>
          </table:table-cell>
        </table:table-row>
        <table:table-row>
          <table:table-cell office:value-type="string">
            <text:p>Sinonasal adenocarcinoma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31</text:p>
          </table:table-cell>
          <table:table-cell office:value-type="string">
            <text:p>Accessory sinuses</text:p>
          </table:table-cell>
          <table:table-cell office:value-type="string">
            <text:p>22010</text:p>
          </table:table-cell>
          <table:table-cell office:value-type="string">
            <text:p>Intestinal-Type Sinonasal Adenocarcinoma</text:p>
          </table:table-cell>
          <table:table-cell office:value-type="string">
            <text:p>C116316</text:p>
          </table:table-cell>
        </table:table-row>
        <table:table-row>
          <table:table-cell office:value-type="string">
            <text:p>Embryonal rhabdomyosarcoma</text:p>
          </table:table-cell>
          <table:table-cell office:value-type="string">
            <text:p>8910/3</text:p>
          </table:table-cell>
          <table:table-cell office:value-type="string">
            <text:p>Embryonal rhabdomyosarcoma, nos</text:p>
          </table:table-cell>
          <table:table-cell office:value-type="string">
            <text:p>C49</text:p>
          </table:table-cell>
          <table:table-cell office:value-type="string">
            <text:p>Connective, subcutaneous and other soft tissues</text:p>
          </table:table-cell>
          <table:table-cell office:value-type="string">
            <text:p>24000</text:p>
          </table:table-cell>
          <table:table-cell office:value-type="string">
            <text:p>Embryonal Rhabdomyosarcoma</text:p>
          </table:table-cell>
          <table:table-cell office:value-type="string">
            <text:p>C8971</text:p>
          </table:table-cell>
        </table:table-row>
      </table:table>
    </office:spreadsheet>
  </office:body>
</office:document-content>
</file>

<file path=styles.xml><?xml version="1.0" encoding="utf-8"?>
<office:document-styles xmlns:manifest="urn:oasis:names:tc:opendocument:xmlns:manifest:1.0" xmlns:office="urn:oasis:names:tc:opendocument:xmlns:office:1.0" xmlns:table="urn:oasis:names:tc:opendocument:xmlns:table:1.0" xmlns:text="urn:oasis:names:tc:opendocument:xmlns:text:1.0" xmlns:meta="urn:oasis:names:tc:opendocument:xmlns:meta:1.0" office:version="1.2">
  <office:styles/>
  <office:automatic-styles/>
</office:document-styles>
</file>

<file path=meta.xml><?xml version="1.0" encoding="utf-8"?>
<office:document-meta xmlns:office="urn:oasis:names:tc:opendocument:xmlns:office:1.0" xmlns:chart="urn:oasis:names:tc:opendocument:xmlns:chart:1.0" xmlns:text="urn:oasis:names:tc:opendocument:xmlns:text:1.0" xmlns:draw="urn:oasis:names:tc:opendocument:xmlns:drawing:1.0" xmlns:manifest="urn:oasis:names:tc:opendocument:xmlns:manifest:1.0" xmlns:table="urn:oasis:names:tc:opendocument:xmlns:table:1.0" xmlns:meta="urn:oasis:names:tc:opendocument:xmlns:meta:1.0" xmlns:style="urn:oasis:names:tc:opendocument:xmlns:style:1.0" xmlns:presentation="urn:oasis:names:tc:opendocument:xmlns:presentation:1.0" office:version="1.2">
  <office:meta>
    <meta:generator>ODFPY/1.3.6</meta:generator>
  </office:meta>
</office:document-meta>
</file>